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" style:family="table-cell" style:parent-style-name="_21315__20998__20301_" style:data-style-name="N4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4" style:family="table-cell" style:parent-style-name="_21315__20998__20301_" style:data-style-name="N49">
      <style:table-cell-properties fo:border="thin solid #000000"/>
    </style:style>
    <style:style style:name="ce5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6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8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" style:family="table-cell" style:parent-style-name="_21315__20998__20301_" style:data-style-name="N49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13" style:family="table-cell" style:parent-style-name="_21315__20998__20301_" style:data-style-name="N49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4" style:family="table-cell" style:parent-style-name="_21315__20998__20301_" style:data-style-name="N49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5" style:family="table-cell" style:parent-style-name="_21315__20998__20301_" style:data-style-name="N49">
      <style:table-cell-properties fo:border-top="thin solid #000000" fo:border-bottom="thin solid #000000" fo:border-left="thin solid #000000" fo:border-right="none"/>
    </style:style>
    <style:style style:name="ce16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17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8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9" style:family="table-cell" style:parent-style-name="_21315__20998__20301_" style:data-style-name="N49">
      <style:table-cell-properties fo:border="thin solid #000000"/>
    </style:style>
    <style:style style:name="ce20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21" style:family="table-cell" style:parent-style-name="_21315__20998__20301_" style:data-style-name="N49">
      <style:table-cell-properties fo:border-top="thin solid #000000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56116666666667cm" style:use-optimal-column-width="true"/>
    </style:style>
    <style:style style:name="co3" style:family="table-column">
      <style:table-column-properties fo:break-before="auto" style:column-width="2.8575cm" style:use-optimal-column-width="true"/>
    </style:style>
    <style:style style:name="co4" style:family="table-column">
      <style:table-column-properties fo:break-before="auto" style:column-width="3.95816666666667cm" style:use-optimal-column-width="true"/>
    </style:style>
    <style:style style:name="co5" style:family="table-column">
      <style:table-column-properties fo:break-before="auto" style:column-width="1.35466666666667cm" style:use-optimal-column-width="true"/>
    </style:style>
    <style:style style:name="co6" style:family="table-column">
      <style:table-column-properties fo:break-before="auto" style:column-width="2.2225cm" style:use-optimal-column-width="true"/>
    </style:style>
    <style:style style:name="co7" style:family="table-column">
      <style:table-column-properties fo:break-before="auto" style:column-width="1.62983333333333cm" style:use-optimal-column-width="true"/>
    </style:style>
    <style:style style:name="co8" style:family="table-column">
      <style:table-column-properties fo:break-before="auto" style:column-width="2.24366666666667cm" style:use-optimal-column-width="true"/>
    </style:style>
    <style:style style:name="co9" style:family="table-column">
      <style:table-column-properties fo:break-before="auto" style:column-width="2.6035cm" style:use-optimal-column-width="true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39.45pt" style:use-optimal-row-height="false" fo:break-before="auto"/>
    </style:style>
    <style:style style:name="ro3" style:family="table-row">
      <style:table-row-properties style:row-height="16.9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1月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7 年 1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9581" table:style-name="ce4">
            <text:p><text:s/>9,581<text:s/></text:p>
          </table:table-cell>
          <table:table-cell office:value-type="float" office:value="9559" table:style-name="ce4">
            <text:p><text:s/>9,559<text:s/></text:p>
          </table:table-cell>
          <table:table-cell office:value-type="float" office:value="1051477" table:style-name="ce4">
            <text:p><text:s/>1,051,477<text:s/></text:p>
          </table:table-cell>
          <table:table-cell office:value-type="float" office:value="2682721" table:style-name="ce4">
            <text:p><text:s/>2,682,721<text:s/></text:p>
          </table:table-cell>
          <table:table-cell office:value-type="float" office:value="1281596" table:style-name="ce4">
            <text:p><text:s/>1,281,596<text:s/></text:p>
          </table:table-cell>
          <table:table-cell office:value-type="float" office:value="1401125" table:style-name="ce4">
            <text:p><text:s/>1,401,125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765" table:style-name="ce4">
            <text:p><text:s/>765<text:s/></text:p>
          </table:table-cell>
          <table:table-cell office:value-type="float" office:value="759" table:style-name="ce4">
            <text:p><text:s/>759<text:s/></text:p>
          </table:table-cell>
          <table:table-cell office:value-type="float" office:value="80849" table:style-name="ce4">
            <text:p><text:s/>80,849<text:s/></text:p>
          </table:table-cell>
          <table:table-cell office:value-type="float" office:value="207107" table:style-name="ce4">
            <text:p><text:s/>207,107<text:s/></text:p>
          </table:table-cell>
          <table:table-cell office:value-type="float" office:value="97133" table:style-name="ce4">
            <text:p><text:s/>97,133<text:s/></text:p>
          </table:table-cell>
          <table:table-cell office:value-type="float" office:value="109974" table:style-name="ce4">
            <text:p><text:s/>109,974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4" table:style-name="ce4">
            <text:p><text:s/>904<text:s/></text:p>
          </table:table-cell>
          <table:table-cell office:value-type="float" office:value="89482" table:style-name="ce4">
            <text:p><text:s/>89,482<text:s/></text:p>
          </table:table-cell>
          <table:table-cell office:value-type="float" office:value="225561" table:style-name="ce4">
            <text:p><text:s/>225,561<text:s/></text:p>
          </table:table-cell>
          <table:table-cell office:value-type="float" office:value="107658" table:style-name="ce4">
            <text:p><text:s/>107,658<text:s/></text:p>
          </table:table-cell>
          <table:table-cell office:value-type="float" office:value="117903" table:style-name="ce4">
            <text:p><text:s/>117,903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1026" table:style-name="ce4">
            <text:p><text:s/>1,026<text:s/></text:p>
          </table:table-cell>
          <table:table-cell office:value-type="float" office:value="1022" table:style-name="ce4">
            <text:p><text:s/>1,022<text:s/></text:p>
          </table:table-cell>
          <table:table-cell office:value-type="float" office:value="120762" table:style-name="ce4">
            <text:p><text:s/>120,762<text:s/></text:p>
          </table:table-cell>
          <table:table-cell office:value-type="float" office:value="309835" table:style-name="ce4">
            <text:p><text:s/>309,835<text:s/></text:p>
          </table:table-cell>
          <table:table-cell office:value-type="float" office:value="144705" table:style-name="ce4">
            <text:p><text:s/>144,705<text:s/></text:p>
          </table:table-cell>
          <table:table-cell office:value-type="float" office:value="165130" table:style-name="ce4">
            <text:p><text:s/>165,130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71" table:style-name="ce4">
            <text:p><text:s/>871<text:s/></text:p>
          </table:table-cell>
          <table:table-cell office:value-type="float" office:value="869" table:style-name="ce4">
            <text:p><text:s/>869<text:s/></text:p>
          </table:table-cell>
          <table:table-cell office:value-type="float" office:value="100269" table:style-name="ce4">
            <text:p><text:s/>100,269<text:s/></text:p>
          </table:table-cell>
          <table:table-cell office:value-type="float" office:value="230558" table:style-name="ce4">
            <text:p><text:s/>230,558<text:s/></text:p>
          </table:table-cell>
          <table:table-cell office:value-type="float" office:value="107216" table:style-name="ce4">
            <text:p><text:s/>107,216<text:s/></text:p>
          </table:table-cell>
          <table:table-cell office:value-type="float" office:value="123342" table:style-name="ce4">
            <text:p><text:s/>123,342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583" table:style-name="ce4">
            <text:p><text:s/>583<text:s/></text:p>
          </table:table-cell>
          <table:table-cell office:value-type="float" office:value="580" table:style-name="ce4">
            <text:p><text:s/>580<text:s/></text:p>
          </table:table-cell>
          <table:table-cell office:value-type="float" office:value="65142" table:style-name="ce4">
            <text:p><text:s/>65,142<text:s/></text:p>
          </table:table-cell>
          <table:table-cell office:value-type="float" office:value="159598" table:style-name="ce4">
            <text:p><text:s/>159,598<text:s/></text:p>
          </table:table-cell>
          <table:table-cell office:value-type="float" office:value="76183" table:style-name="ce4">
            <text:p><text:s/>76,183<text:s/></text:p>
          </table:table-cell>
          <table:table-cell office:value-type="float" office:value="83415" table:style-name="ce4">
            <text:p><text:s/>83,415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522" table:style-name="ce4">
            <text:p><text:s/>522<text:s/></text:p>
          </table:table-cell>
          <table:table-cell office:value-type="float" office:value="521" table:style-name="ce4">
            <text:p><text:s/>521<text:s/></text:p>
          </table:table-cell>
          <table:table-cell office:value-type="float" office:value="51809" table:style-name="ce4">
            <text:p><text:s/>51,809<text:s/></text:p>
          </table:table-cell>
          <table:table-cell office:value-type="float" office:value="129208" table:style-name="ce4">
            <text:p><text:s/>129,208<text:s/></text:p>
          </table:table-cell>
          <table:table-cell office:value-type="float" office:value="63029" table:style-name="ce4">
            <text:p><text:s/>63,029<text:s/></text:p>
          </table:table-cell>
          <table:table-cell office:value-type="float" office:value="66179" table:style-name="ce4">
            <text:p><text:s/>66,179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8630" table:style-name="ce4">
            <text:p><text:s/>78,630<text:s/></text:p>
          </table:table-cell>
          <table:table-cell office:value-type="float" office:value="191747" table:style-name="ce4">
            <text:p><text:s/>191,747<text:s/></text:p>
          </table:table-cell>
          <table:table-cell office:value-type="float" office:value="94192" table:style-name="ce4">
            <text:p><text:s/>94,192<text:s/></text:p>
          </table:table-cell>
          <table:table-cell office:value-type="float" office:value="97555" table:style-name="ce4">
            <text:p><text:s/>97,555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1002" table:style-name="ce4">
            <text:p><text:s/>1,002<text:s/></text:p>
          </table:table-cell>
          <table:table-cell office:value-type="float" office:value="1002" table:style-name="ce4">
            <text:p><text:s/>1,002<text:s/></text:p>
          </table:table-cell>
          <table:table-cell office:value-type="float" office:value="105573" table:style-name="ce4">
            <text:p><text:s/>105,573<text:s/></text:p>
          </table:table-cell>
          <table:table-cell office:value-type="float" office:value="274379" table:style-name="ce4">
            <text:p><text:s/>274,379<text:s/></text:p>
          </table:table-cell>
          <table:table-cell office:value-type="float" office:value="131659" table:style-name="ce4">
            <text:p><text:s/>131,659<text:s/></text:p>
          </table:table-cell>
          <table:table-cell office:value-type="float" office:value="142720" table:style-name="ce4">
            <text:p><text:s/>142,720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454" table:style-name="ce4">
            <text:p><text:s/>454<text:s/></text:p>
          </table:table-cell>
          <table:table-cell office:value-type="float" office:value="452" table:style-name="ce4">
            <text:p><text:s/>452<text:s/></text:p>
          </table:table-cell>
          <table:table-cell office:value-type="float" office:value="47069" table:style-name="ce4">
            <text:p><text:s/>47,069<text:s/></text:p>
          </table:table-cell>
          <table:table-cell office:value-type="float" office:value="122187" table:style-name="ce4">
            <text:p><text:s/>122,187<text:s/></text:p>
          </table:table-cell>
          <table:table-cell office:value-type="float" office:value="59729" table:style-name="ce4">
            <text:p><text:s/>59,729<text:s/></text:p>
          </table:table-cell>
          <table:table-cell office:value-type="float" office:value="62458" table:style-name="ce4">
            <text:p><text:s/>62,458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905" table:style-name="ce4">
            <text:p><text:s/>905<text:s/></text:p>
          </table:table-cell>
          <table:table-cell office:value-type="float" office:value="905" table:style-name="ce4">
            <text:p><text:s/>905<text:s/></text:p>
          </table:table-cell>
          <table:table-cell office:value-type="float" office:value="108019" table:style-name="ce4">
            <text:p><text:s/>108,019<text:s/></text:p>
          </table:table-cell>
          <table:table-cell office:value-type="float" office:value="287842" table:style-name="ce4">
            <text:p><text:s/>287,842<text:s/></text:p>
          </table:table-cell>
          <table:table-cell office:value-type="float" office:value="137520" table:style-name="ce4">
            <text:p><text:s/>137,520<text:s/></text:p>
          </table:table-cell>
          <table:table-cell office:value-type="float" office:value="150322" table:style-name="ce4">
            <text:p><text:s/>150,322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996" table:style-name="ce4">
            <text:p><text:s/>996<text:s/></text:p>
          </table:table-cell>
          <table:table-cell office:value-type="float" office:value="995" table:style-name="ce4">
            <text:p><text:s/>995<text:s/></text:p>
          </table:table-cell>
          <table:table-cell office:value-type="float" office:value="107080" table:style-name="ce4">
            <text:p><text:s/>107,080<text:s/></text:p>
          </table:table-cell>
          <table:table-cell office:value-type="float" office:value="288340" table:style-name="ce4">
            <text:p><text:s/>288,340<text:s/></text:p>
          </table:table-cell>
          <table:table-cell office:value-type="float" office:value="139139" table:style-name="ce4">
            <text:p><text:s/>139,139<text:s/></text:p>
          </table:table-cell>
          <table:table-cell office:value-type="float" office:value="149201" table:style-name="ce4">
            <text:p><text:s/>149,201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28" table:style-name="ce4">
            <text:p><text:s/>828<text:s/></text:p>
          </table:table-cell>
          <table:table-cell office:value-type="float" office:value="827" table:style-name="ce4">
            <text:p><text:s/>827<text:s/></text:p>
          </table:table-cell>
          <table:table-cell office:value-type="float" office:value="96793" table:style-name="ce4">
            <text:p><text:s/>96,793<text:s/></text:p>
          </table:table-cell>
          <table:table-cell office:value-type="float" office:value="256359" table:style-name="ce4">
            <text:p><text:s/>256,359<text:s/></text:p>
          </table:table-cell>
          <table:table-cell office:value-type="float" office:value="123433" table:style-name="ce4">
            <text:p><text:s/>123,433<text:s/></text:p>
          </table:table-cell>
          <table:table-cell office:value-type="float" office:value="132926" table:style-name="ce4">
            <text:p><text:s/>132,926<text:s/>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number-rows-repeated="1048558" table:style-name="ro3">
          <table:table-cell table:number-columns-repeated="16384"/>
        </table:table-row>
      </table:table>
      <table:table table:name="2月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7 年 2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covered-table-cell/>
          <table:table-cell office:value-type="string" table:style-name="ce8">
            <text:p>合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總計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9586" table:style-name="ce4">
            <text:p><text:s/>9,586<text:s/></text:p>
          </table:table-cell>
          <table:table-cell office:value-type="float" office:value="9560" table:style-name="ce4">
            <text:p><text:s/>9,560<text:s/></text:p>
          </table:table-cell>
          <table:table-cell office:value-type="float" office:value="1051436" table:style-name="ce4">
            <text:p><text:s/>1,051,436<text:s/></text:p>
          </table:table-cell>
          <table:table-cell office:value-type="float" office:value="2681375" table:style-name="ce4">
            <text:p><text:s/>2,681,375<text:s/></text:p>
          </table:table-cell>
          <table:table-cell office:value-type="float" office:value="1280882" table:style-name="ce4">
            <text:p><text:s/>1,280,882<text:s/></text:p>
          </table:table-cell>
          <table:table-cell office:value-type="float" office:value="1400493" table:style-name="ce4">
            <text:p><text:s/>1,400,493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松山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765" table:style-name="ce4">
            <text:p><text:s/>765<text:s/></text:p>
          </table:table-cell>
          <table:table-cell office:value-type="float" office:value="759" table:style-name="ce4">
            <text:p><text:s/>759<text:s/></text:p>
          </table:table-cell>
          <table:table-cell office:value-type="float" office:value="80850" table:style-name="ce4">
            <text:p><text:s/>80,850<text:s/></text:p>
          </table:table-cell>
          <table:table-cell office:value-type="float" office:value="206966" table:style-name="ce4">
            <text:p><text:s/>206,966<text:s/></text:p>
          </table:table-cell>
          <table:table-cell office:value-type="float" office:value="97087" table:style-name="ce4">
            <text:p><text:s/>97,087<text:s/></text:p>
          </table:table-cell>
          <table:table-cell office:value-type="float" office:value="109879" table:style-name="ce4">
            <text:p><text:s/>109,879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信義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4" table:style-name="ce4">
            <text:p><text:s/>904<text:s/></text:p>
          </table:table-cell>
          <table:table-cell office:value-type="float" office:value="89428" table:style-name="ce4">
            <text:p><text:s/>89,428<text:s/></text:p>
          </table:table-cell>
          <table:table-cell office:value-type="float" office:value="225235" table:style-name="ce4">
            <text:p><text:s/>225,235<text:s/></text:p>
          </table:table-cell>
          <table:table-cell office:value-type="float" office:value="107519" table:style-name="ce4">
            <text:p><text:s/>107,519<text:s/></text:p>
          </table:table-cell>
          <table:table-cell office:value-type="float" office:value="117716" table:style-name="ce4">
            <text:p><text:s/>117,716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大安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1026" table:style-name="ce4">
            <text:p><text:s/>1,026<text:s/></text:p>
          </table:table-cell>
          <table:table-cell office:value-type="float" office:value="1022" table:style-name="ce4">
            <text:p><text:s/>1,022<text:s/></text:p>
          </table:table-cell>
          <table:table-cell office:value-type="float" office:value="120748" table:style-name="ce4">
            <text:p><text:s/>120,748<text:s/></text:p>
          </table:table-cell>
          <table:table-cell office:value-type="float" office:value="309734" table:style-name="ce4">
            <text:p><text:s/>309,734<text:s/></text:p>
          </table:table-cell>
          <table:table-cell office:value-type="float" office:value="144661" table:style-name="ce4">
            <text:p><text:s/>144,661<text:s/></text:p>
          </table:table-cell>
          <table:table-cell office:value-type="float" office:value="165073" table:style-name="ce4">
            <text:p><text:s/>165,073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中山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71" table:style-name="ce4">
            <text:p><text:s/>871<text:s/></text:p>
          </table:table-cell>
          <table:table-cell office:value-type="float" office:value="869" table:style-name="ce4">
            <text:p><text:s/>869<text:s/></text:p>
          </table:table-cell>
          <table:table-cell office:value-type="float" office:value="100242" table:style-name="ce4">
            <text:p><text:s/>100,242<text:s/></text:p>
          </table:table-cell>
          <table:table-cell office:value-type="float" office:value="230495" table:style-name="ce4">
            <text:p><text:s/>230,495<text:s/></text:p>
          </table:table-cell>
          <table:table-cell office:value-type="float" office:value="107178" table:style-name="ce4">
            <text:p><text:s/>107,178<text:s/></text:p>
          </table:table-cell>
          <table:table-cell office:value-type="float" office:value="123317" table:style-name="ce4">
            <text:p><text:s/>123,317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中正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583" table:style-name="ce4">
            <text:p><text:s/>583<text:s/></text:p>
          </table:table-cell>
          <table:table-cell office:value-type="float" office:value="580" table:style-name="ce4">
            <text:p><text:s/>580<text:s/></text:p>
          </table:table-cell>
          <table:table-cell office:value-type="float" office:value="65166" table:style-name="ce4">
            <text:p><text:s/>65,166<text:s/></text:p>
          </table:table-cell>
          <table:table-cell office:value-type="float" office:value="159587" table:style-name="ce4">
            <text:p><text:s/>159,587<text:s/></text:p>
          </table:table-cell>
          <table:table-cell office:value-type="float" office:value="76165" table:style-name="ce4">
            <text:p><text:s/>76,165<text:s/></text:p>
          </table:table-cell>
          <table:table-cell office:value-type="float" office:value="83422" table:style-name="ce4">
            <text:p><text:s/>83,422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大同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522" table:style-name="ce4">
            <text:p><text:s/>522<text:s/></text:p>
          </table:table-cell>
          <table:table-cell office:value-type="float" office:value="521" table:style-name="ce4">
            <text:p><text:s/>521<text:s/></text:p>
          </table:table-cell>
          <table:table-cell office:value-type="float" office:value="51813" table:style-name="ce4">
            <text:p><text:s/>51,813<text:s/></text:p>
          </table:table-cell>
          <table:table-cell office:value-type="float" office:value="129098" table:style-name="ce4">
            <text:p><text:s/>129,098<text:s/></text:p>
          </table:table-cell>
          <table:table-cell office:value-type="float" office:value="62967" table:style-name="ce4">
            <text:p><text:s/>62,967<text:s/></text:p>
          </table:table-cell>
          <table:table-cell office:value-type="float" office:value="66131" table:style-name="ce4">
            <text:p><text:s/>66,131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萬華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8595" table:style-name="ce4">
            <text:p><text:s/>78,595<text:s/></text:p>
          </table:table-cell>
          <table:table-cell office:value-type="float" office:value="191569" table:style-name="ce4">
            <text:p><text:s/>191,569<text:s/></text:p>
          </table:table-cell>
          <table:table-cell office:value-type="float" office:value="94081" table:style-name="ce4">
            <text:p><text:s/>94,081<text:s/></text:p>
          </table:table-cell>
          <table:table-cell office:value-type="float" office:value="97488" table:style-name="ce4">
            <text:p><text:s/>97,488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文山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1006" table:style-name="ce4">
            <text:p><text:s/>1,006<text:s/></text:p>
          </table:table-cell>
          <table:table-cell office:value-type="float" office:value="1002" table:style-name="ce4">
            <text:p><text:s/>1,002<text:s/></text:p>
          </table:table-cell>
          <table:table-cell office:value-type="float" office:value="105582" table:style-name="ce4">
            <text:p><text:s/>105,582<text:s/></text:p>
          </table:table-cell>
          <table:table-cell office:value-type="float" office:value="274361" table:style-name="ce4">
            <text:p><text:s/>274,361<text:s/></text:p>
          </table:table-cell>
          <table:table-cell office:value-type="float" office:value="131613" table:style-name="ce4">
            <text:p><text:s/>131,613<text:s/></text:p>
          </table:table-cell>
          <table:table-cell office:value-type="float" office:value="142748" table:style-name="ce4">
            <text:p><text:s/>142,748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南港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454" table:style-name="ce4">
            <text:p><text:s/>454<text:s/></text:p>
          </table:table-cell>
          <table:table-cell office:value-type="float" office:value="452" table:style-name="ce4">
            <text:p><text:s/>452<text:s/></text:p>
          </table:table-cell>
          <table:table-cell office:value-type="float" office:value="47088" table:style-name="ce4">
            <text:p><text:s/>47,088<text:s/></text:p>
          </table:table-cell>
          <table:table-cell office:value-type="float" office:value="122216" table:style-name="ce4">
            <text:p><text:s/>122,216<text:s/></text:p>
          </table:table-cell>
          <table:table-cell office:value-type="float" office:value="59755" table:style-name="ce4">
            <text:p><text:s/>59,755<text:s/></text:p>
          </table:table-cell>
          <table:table-cell office:value-type="float" office:value="62461" table:style-name="ce4">
            <text:p><text:s/>62,461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內湖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108017" table:style-name="ce4">
            <text:p><text:s/>108,017<text:s/></text:p>
          </table:table-cell>
          <table:table-cell office:value-type="float" office:value="287743" table:style-name="ce4">
            <text:p><text:s/>287,743<text:s/></text:p>
          </table:table-cell>
          <table:table-cell office:value-type="float" office:value="137455" table:style-name="ce4">
            <text:p><text:s/>137,455<text:s/></text:p>
          </table:table-cell>
          <table:table-cell office:value-type="float" office:value="150288" table:style-name="ce4">
            <text:p><text:s/>150,288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士林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996" table:style-name="ce4">
            <text:p><text:s/>996<text:s/></text:p>
          </table:table-cell>
          <table:table-cell office:value-type="float" office:value="995" table:style-name="ce4">
            <text:p><text:s/>995<text:s/></text:p>
          </table:table-cell>
          <table:table-cell office:value-type="float" office:value="107101" table:style-name="ce4">
            <text:p><text:s/>107,101<text:s/></text:p>
          </table:table-cell>
          <table:table-cell office:value-type="float" office:value="288157" table:style-name="ce4">
            <text:p><text:s/>288,157<text:s/></text:p>
          </table:table-cell>
          <table:table-cell office:value-type="float" office:value="139053" table:style-name="ce4">
            <text:p><text:s/>139,053<text:s/></text:p>
          </table:table-cell>
          <table:table-cell office:value-type="float" office:value="149104" table:style-name="ce4">
            <text:p><text:s/>149,104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北投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28" table:style-name="ce4">
            <text:p><text:s/>828<text:s/></text:p>
          </table:table-cell>
          <table:table-cell office:value-type="float" office:value="827" table:style-name="ce4">
            <text:p><text:s/>827<text:s/></text:p>
          </table:table-cell>
          <table:table-cell office:value-type="float" office:value="96806" table:style-name="ce4">
            <text:p><text:s/>96,806<text:s/></text:p>
          </table:table-cell>
          <table:table-cell office:value-type="float" office:value="256214" table:style-name="ce4">
            <text:p><text:s/>256,214<text:s/></text:p>
          </table:table-cell>
          <table:table-cell office:value-type="float" office:value="123348" table:style-name="ce4">
            <text:p><text:s/>123,348<text:s/></text:p>
          </table:table-cell>
          <table:table-cell office:value-type="float" office:value="132866" table:style-name="ce4">
            <text:p><text:s/>132,866<text:s/>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number-rows-repeated="1048558" table:style-name="ro3">
          <table:table-cell table:number-columns-repeated="16384"/>
        </table:table-row>
      </table:table>
      <table:table table:name="3月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7 年 3<text:span text:style-name="T1"><text:s/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9586" table:style-name="ce4">
            <text:p><text:s/>9,586<text:s/></text:p>
          </table:table-cell>
          <table:table-cell office:value-type="float" office:value="9560" table:style-name="ce4">
            <text:p><text:s/>9,560<text:s/></text:p>
          </table:table-cell>
          <table:table-cell office:value-type="float" office:value="1052068" table:style-name="ce4">
            <text:p><text:s/>1,052,068<text:s/></text:p>
          </table:table-cell>
          <table:table-cell office:value-type="float" office:value="2680218" table:style-name="ce4">
            <text:p><text:s/>2,680,218<text:s/></text:p>
          </table:table-cell>
          <table:table-cell office:value-type="float" office:value="1280179" table:style-name="ce4">
            <text:p><text:s/>1,280,179<text:s/></text:p>
          </table:table-cell>
          <table:table-cell office:value-type="float" office:value="1400039" table:style-name="ce4">
            <text:p><text:s/>1,400,039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765" table:style-name="ce4">
            <text:p><text:s/>765<text:s/></text:p>
          </table:table-cell>
          <table:table-cell office:value-type="float" office:value="759" table:style-name="ce4">
            <text:p><text:s/>759<text:s/></text:p>
          </table:table-cell>
          <table:table-cell office:value-type="float" office:value="80889" table:style-name="ce4">
            <text:p><text:s/>80,889<text:s/></text:p>
          </table:table-cell>
          <table:table-cell office:value-type="float" office:value="206770" table:style-name="ce4">
            <text:p><text:s/>206,770<text:s/></text:p>
          </table:table-cell>
          <table:table-cell office:value-type="float" office:value="97023" table:style-name="ce4">
            <text:p><text:s/>97,023<text:s/></text:p>
          </table:table-cell>
          <table:table-cell office:value-type="float" office:value="109747" table:style-name="ce4">
            <text:p><text:s/>109,747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4" table:style-name="ce4">
            <text:p><text:s/>904<text:s/></text:p>
          </table:table-cell>
          <table:table-cell office:value-type="float" office:value="89390" table:style-name="ce4">
            <text:p><text:s/>89,390<text:s/></text:p>
          </table:table-cell>
          <table:table-cell office:value-type="float" office:value="224893" table:style-name="ce4">
            <text:p><text:s/>224,893<text:s/></text:p>
          </table:table-cell>
          <table:table-cell office:value-type="float" office:value="107331" table:style-name="ce4">
            <text:p><text:s/>107,331<text:s/></text:p>
          </table:table-cell>
          <table:table-cell office:value-type="float" office:value="117562" table:style-name="ce4">
            <text:p><text:s/>117,562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1026" table:style-name="ce4">
            <text:p><text:s/>1,026<text:s/></text:p>
          </table:table-cell>
          <table:table-cell office:value-type="float" office:value="1022" table:style-name="ce4">
            <text:p><text:s/>1,022<text:s/></text:p>
          </table:table-cell>
          <table:table-cell office:value-type="float" office:value="120909" table:style-name="ce4">
            <text:p><text:s/>120,909<text:s/></text:p>
          </table:table-cell>
          <table:table-cell office:value-type="float" office:value="309936" table:style-name="ce4">
            <text:p><text:s/>309,936<text:s/></text:p>
          </table:table-cell>
          <table:table-cell office:value-type="float" office:value="144711" table:style-name="ce4">
            <text:p><text:s/>144,711<text:s/></text:p>
          </table:table-cell>
          <table:table-cell office:value-type="float" office:value="165225" table:style-name="ce4">
            <text:p><text:s/>165,225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71" table:style-name="ce4">
            <text:p><text:s/>871<text:s/></text:p>
          </table:table-cell>
          <table:table-cell office:value-type="float" office:value="869" table:style-name="ce4">
            <text:p><text:s/>869<text:s/></text:p>
          </table:table-cell>
          <table:table-cell office:value-type="float" office:value="100296" table:style-name="ce4">
            <text:p><text:s/>100,296<text:s/></text:p>
          </table:table-cell>
          <table:table-cell office:value-type="float" office:value="230324" table:style-name="ce4">
            <text:p><text:s/>230,324<text:s/></text:p>
          </table:table-cell>
          <table:table-cell office:value-type="float" office:value="107068" table:style-name="ce4">
            <text:p><text:s/>107,068<text:s/></text:p>
          </table:table-cell>
          <table:table-cell office:value-type="float" office:value="123256" table:style-name="ce4">
            <text:p><text:s/>123,256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583" table:style-name="ce4">
            <text:p><text:s/>583<text:s/></text:p>
          </table:table-cell>
          <table:table-cell office:value-type="float" office:value="580" table:style-name="ce4">
            <text:p><text:s/>580<text:s/></text:p>
          </table:table-cell>
          <table:table-cell office:value-type="float" office:value="65227" table:style-name="ce4">
            <text:p><text:s/>65,227<text:s/></text:p>
          </table:table-cell>
          <table:table-cell office:value-type="float" office:value="159641" table:style-name="ce4">
            <text:p><text:s/>159,641<text:s/></text:p>
          </table:table-cell>
          <table:table-cell office:value-type="float" office:value="76170" table:style-name="ce4">
            <text:p><text:s/>76,170<text:s/></text:p>
          </table:table-cell>
          <table:table-cell office:value-type="float" office:value="83471" table:style-name="ce4">
            <text:p><text:s/>83,471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522" table:style-name="ce4">
            <text:p><text:s/>522<text:s/></text:p>
          </table:table-cell>
          <table:table-cell office:value-type="float" office:value="521" table:style-name="ce4">
            <text:p><text:s/>521<text:s/></text:p>
          </table:table-cell>
          <table:table-cell office:value-type="float" office:value="51843" table:style-name="ce4">
            <text:p><text:s/>51,843<text:s/></text:p>
          </table:table-cell>
          <table:table-cell office:value-type="float" office:value="129020" table:style-name="ce4">
            <text:p><text:s/>129,020<text:s/></text:p>
          </table:table-cell>
          <table:table-cell office:value-type="float" office:value="62896" table:style-name="ce4">
            <text:p><text:s/>62,896<text:s/></text:p>
          </table:table-cell>
          <table:table-cell office:value-type="float" office:value="66124" table:style-name="ce4">
            <text:p><text:s/>66,124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8601" table:style-name="ce4">
            <text:p><text:s/>78,601<text:s/></text:p>
          </table:table-cell>
          <table:table-cell office:value-type="float" office:value="191165" table:style-name="ce4">
            <text:p><text:s/>191,165<text:s/></text:p>
          </table:table-cell>
          <table:table-cell office:value-type="float" office:value="93873" table:style-name="ce4">
            <text:p><text:s/>93,873<text:s/></text:p>
          </table:table-cell>
          <table:table-cell office:value-type="float" office:value="97292" table:style-name="ce4">
            <text:p><text:s/>97,292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1006" table:style-name="ce4">
            <text:p><text:s/>1,006<text:s/></text:p>
          </table:table-cell>
          <table:table-cell office:value-type="float" office:value="1002" table:style-name="ce4">
            <text:p><text:s/>1,002<text:s/></text:p>
          </table:table-cell>
          <table:table-cell office:value-type="float" office:value="105658" table:style-name="ce4">
            <text:p><text:s/>105,658<text:s/></text:p>
          </table:table-cell>
          <table:table-cell office:value-type="float" office:value="274402" table:style-name="ce4">
            <text:p><text:s/>274,402<text:s/></text:p>
          </table:table-cell>
          <table:table-cell office:value-type="float" office:value="131613" table:style-name="ce4">
            <text:p><text:s/>131,613<text:s/></text:p>
          </table:table-cell>
          <table:table-cell office:value-type="float" office:value="142789" table:style-name="ce4">
            <text:p><text:s/>142,789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454" table:style-name="ce4">
            <text:p><text:s/>454<text:s/></text:p>
          </table:table-cell>
          <table:table-cell office:value-type="float" office:value="452" table:style-name="ce4">
            <text:p><text:s/>452<text:s/></text:p>
          </table:table-cell>
          <table:table-cell office:value-type="float" office:value="47105" table:style-name="ce4">
            <text:p><text:s/>47,105<text:s/></text:p>
          </table:table-cell>
          <table:table-cell office:value-type="float" office:value="122073" table:style-name="ce4">
            <text:p><text:s/>122,073<text:s/></text:p>
          </table:table-cell>
          <table:table-cell office:value-type="float" office:value="59672" table:style-name="ce4">
            <text:p><text:s/>59,672<text:s/></text:p>
          </table:table-cell>
          <table:table-cell office:value-type="float" office:value="62401" table:style-name="ce4">
            <text:p><text:s/>62,401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108167" table:style-name="ce4">
            <text:p><text:s/>108,167<text:s/></text:p>
          </table:table-cell>
          <table:table-cell office:value-type="float" office:value="287843" table:style-name="ce4">
            <text:p><text:s/>287,843<text:s/></text:p>
          </table:table-cell>
          <table:table-cell office:value-type="float" office:value="137510" table:style-name="ce4">
            <text:p><text:s/>137,510<text:s/></text:p>
          </table:table-cell>
          <table:table-cell office:value-type="float" office:value="150333" table:style-name="ce4">
            <text:p><text:s/>150,333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996" table:style-name="ce4">
            <text:p><text:s/>996<text:s/></text:p>
          </table:table-cell>
          <table:table-cell office:value-type="float" office:value="995" table:style-name="ce4">
            <text:p><text:s/>995<text:s/></text:p>
          </table:table-cell>
          <table:table-cell office:value-type="float" office:value="107144" table:style-name="ce4">
            <text:p><text:s/>107,144<text:s/></text:p>
          </table:table-cell>
          <table:table-cell office:value-type="float" office:value="288066" table:style-name="ce4">
            <text:p><text:s/>288,066<text:s/></text:p>
          </table:table-cell>
          <table:table-cell office:value-type="float" office:value="139027" table:style-name="ce4">
            <text:p><text:s/>139,027<text:s/></text:p>
          </table:table-cell>
          <table:table-cell office:value-type="float" office:value="149039" table:style-name="ce4">
            <text:p><text:s/>149,039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28" table:style-name="ce4">
            <text:p><text:s/>828<text:s/></text:p>
          </table:table-cell>
          <table:table-cell office:value-type="float" office:value="827" table:style-name="ce4">
            <text:p><text:s/>827<text:s/></text:p>
          </table:table-cell>
          <table:table-cell office:value-type="float" office:value="96839" table:style-name="ce4">
            <text:p><text:s/>96,839<text:s/></text:p>
          </table:table-cell>
          <table:table-cell office:value-type="float" office:value="256085" table:style-name="ce4">
            <text:p><text:s/>256,085<text:s/></text:p>
          </table:table-cell>
          <table:table-cell office:value-type="float" office:value="123285" table:style-name="ce4">
            <text:p><text:s/>123,285<text:s/></text:p>
          </table:table-cell>
          <table:table-cell office:value-type="float" office:value="132800" table:style-name="ce4">
            <text:p><text:s/>132,800<text:s/>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number-rows-repeated="1048558" table:style-name="ro3">
          <table:table-cell table:number-columns-repeated="16384"/>
        </table:table-row>
      </table:table>
      <table:table table:name="4月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7 年 4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covered-table-cell/>
          <table:table-cell office:value-type="string" table:style-name="ce8">
            <text:p>合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總計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9586" table:style-name="ce4">
            <text:p><text:s/>9,586<text:s/></text:p>
          </table:table-cell>
          <table:table-cell office:value-type="float" office:value="9561" table:style-name="ce4">
            <text:p><text:s/>9,561<text:s/></text:p>
          </table:table-cell>
          <table:table-cell office:value-type="float" office:value="1052386" table:style-name="ce4">
            <text:p><text:s/>1,052,386<text:s/></text:p>
          </table:table-cell>
          <table:table-cell office:value-type="float" office:value="2678695" table:style-name="ce4">
            <text:p><text:s/>2,678,695<text:s/></text:p>
          </table:table-cell>
          <table:table-cell office:value-type="float" office:value="1279308" table:style-name="ce4">
            <text:p><text:s/>1,279,308<text:s/></text:p>
          </table:table-cell>
          <table:table-cell office:value-type="float" office:value="1399387" table:style-name="ce4">
            <text:p><text:s/>1,399,387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松山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765" table:style-name="ce4">
            <text:p><text:s/>765<text:s/></text:p>
          </table:table-cell>
          <table:table-cell office:value-type="float" office:value="760" table:style-name="ce4">
            <text:p><text:s/>760<text:s/></text:p>
          </table:table-cell>
          <table:table-cell office:value-type="float" office:value="80897" table:style-name="ce4">
            <text:p><text:s/>80,897<text:s/></text:p>
          </table:table-cell>
          <table:table-cell office:value-type="float" office:value="206577" table:style-name="ce4">
            <text:p><text:s/>206,577<text:s/></text:p>
          </table:table-cell>
          <table:table-cell office:value-type="float" office:value="96957" table:style-name="ce4">
            <text:p><text:s/>96,957<text:s/></text:p>
          </table:table-cell>
          <table:table-cell office:value-type="float" office:value="109620" table:style-name="ce4">
            <text:p><text:s/>109,620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信義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4" table:style-name="ce4">
            <text:p><text:s/>904<text:s/></text:p>
          </table:table-cell>
          <table:table-cell office:value-type="float" office:value="89439" table:style-name="ce4">
            <text:p><text:s/>89,439<text:s/></text:p>
          </table:table-cell>
          <table:table-cell office:value-type="float" office:value="224844" table:style-name="ce4">
            <text:p><text:s/>224,844<text:s/></text:p>
          </table:table-cell>
          <table:table-cell office:value-type="float" office:value="107301" table:style-name="ce4">
            <text:p><text:s/>107,301<text:s/></text:p>
          </table:table-cell>
          <table:table-cell office:value-type="float" office:value="117543" table:style-name="ce4">
            <text:p><text:s/>117,543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大安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1026" table:style-name="ce4">
            <text:p><text:s/>1,026<text:s/></text:p>
          </table:table-cell>
          <table:table-cell office:value-type="float" office:value="1022" table:style-name="ce4">
            <text:p><text:s/>1,022<text:s/></text:p>
          </table:table-cell>
          <table:table-cell office:value-type="float" office:value="120945" table:style-name="ce4">
            <text:p><text:s/>120,945<text:s/></text:p>
          </table:table-cell>
          <table:table-cell office:value-type="float" office:value="309856" table:style-name="ce4">
            <text:p><text:s/>309,856<text:s/></text:p>
          </table:table-cell>
          <table:table-cell office:value-type="float" office:value="144651" table:style-name="ce4">
            <text:p><text:s/>144,651<text:s/></text:p>
          </table:table-cell>
          <table:table-cell office:value-type="float" office:value="165205" table:style-name="ce4">
            <text:p><text:s/>165,205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中山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71" table:style-name="ce4">
            <text:p><text:s/>871<text:s/></text:p>
          </table:table-cell>
          <table:table-cell office:value-type="float" office:value="869" table:style-name="ce4">
            <text:p><text:s/>869<text:s/></text:p>
          </table:table-cell>
          <table:table-cell office:value-type="float" office:value="100256" table:style-name="ce4">
            <text:p><text:s/>100,256<text:s/></text:p>
          </table:table-cell>
          <table:table-cell office:value-type="float" office:value="230105" table:style-name="ce4">
            <text:p><text:s/>230,105<text:s/></text:p>
          </table:table-cell>
          <table:table-cell office:value-type="float" office:value="106946" table:style-name="ce4">
            <text:p><text:s/>106,946<text:s/></text:p>
          </table:table-cell>
          <table:table-cell office:value-type="float" office:value="123159" table:style-name="ce4">
            <text:p><text:s/>123,159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中正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583" table:style-name="ce4">
            <text:p><text:s/>583<text:s/></text:p>
          </table:table-cell>
          <table:table-cell office:value-type="float" office:value="580" table:style-name="ce4">
            <text:p><text:s/>580<text:s/></text:p>
          </table:table-cell>
          <table:table-cell office:value-type="float" office:value="65298" table:style-name="ce4">
            <text:p><text:s/>65,298<text:s/></text:p>
          </table:table-cell>
          <table:table-cell office:value-type="float" office:value="159627" table:style-name="ce4">
            <text:p><text:s/>159,627<text:s/></text:p>
          </table:table-cell>
          <table:table-cell office:value-type="float" office:value="76151" table:style-name="ce4">
            <text:p><text:s/>76,151<text:s/></text:p>
          </table:table-cell>
          <table:table-cell office:value-type="float" office:value="83476" table:style-name="ce4">
            <text:p><text:s/>83,476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大同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522" table:style-name="ce4">
            <text:p><text:s/>522<text:s/></text:p>
          </table:table-cell>
          <table:table-cell office:value-type="float" office:value="521" table:style-name="ce4">
            <text:p><text:s/>521<text:s/></text:p>
          </table:table-cell>
          <table:table-cell office:value-type="float" office:value="51866" table:style-name="ce4">
            <text:p><text:s/>51,866<text:s/></text:p>
          </table:table-cell>
          <table:table-cell office:value-type="float" office:value="128916" table:style-name="ce4">
            <text:p><text:s/>128,916<text:s/></text:p>
          </table:table-cell>
          <table:table-cell office:value-type="float" office:value="62829" table:style-name="ce4">
            <text:p><text:s/>62,829<text:s/></text:p>
          </table:table-cell>
          <table:table-cell office:value-type="float" office:value="66087" table:style-name="ce4">
            <text:p><text:s/>66,087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萬華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8620" table:style-name="ce4">
            <text:p><text:s/>78,620<text:s/></text:p>
          </table:table-cell>
          <table:table-cell office:value-type="float" office:value="191017" table:style-name="ce4">
            <text:p><text:s/>191,017<text:s/></text:p>
          </table:table-cell>
          <table:table-cell office:value-type="float" office:value="93793" table:style-name="ce4">
            <text:p><text:s/>93,793<text:s/></text:p>
          </table:table-cell>
          <table:table-cell office:value-type="float" office:value="97224" table:style-name="ce4">
            <text:p><text:s/>97,224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文山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1006" table:style-name="ce4">
            <text:p><text:s/>1,006<text:s/></text:p>
          </table:table-cell>
          <table:table-cell office:value-type="float" office:value="1002" table:style-name="ce4">
            <text:p><text:s/>1,002<text:s/></text:p>
          </table:table-cell>
          <table:table-cell office:value-type="float" office:value="105660" table:style-name="ce4">
            <text:p><text:s/>105,660<text:s/></text:p>
          </table:table-cell>
          <table:table-cell office:value-type="float" office:value="274227" table:style-name="ce4">
            <text:p><text:s/>274,227<text:s/></text:p>
          </table:table-cell>
          <table:table-cell office:value-type="float" office:value="131522" table:style-name="ce4">
            <text:p><text:s/>131,522<text:s/></text:p>
          </table:table-cell>
          <table:table-cell office:value-type="float" office:value="142705" table:style-name="ce4">
            <text:p><text:s/>142,705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南港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454" table:style-name="ce4">
            <text:p><text:s/>454<text:s/></text:p>
          </table:table-cell>
          <table:table-cell office:value-type="float" office:value="452" table:style-name="ce4">
            <text:p><text:s/>452<text:s/></text:p>
          </table:table-cell>
          <table:table-cell office:value-type="float" office:value="47121" table:style-name="ce4">
            <text:p><text:s/>47,121<text:s/></text:p>
          </table:table-cell>
          <table:table-cell office:value-type="float" office:value="121988" table:style-name="ce4">
            <text:p><text:s/>121,988<text:s/></text:p>
          </table:table-cell>
          <table:table-cell office:value-type="float" office:value="59602" table:style-name="ce4">
            <text:p><text:s/>59,602<text:s/></text:p>
          </table:table-cell>
          <table:table-cell office:value-type="float" office:value="62386" table:style-name="ce4">
            <text:p><text:s/>62,386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內湖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108201" table:style-name="ce4">
            <text:p><text:s/>108,201<text:s/></text:p>
          </table:table-cell>
          <table:table-cell office:value-type="float" office:value="287674" table:style-name="ce4">
            <text:p><text:s/>287,674<text:s/></text:p>
          </table:table-cell>
          <table:table-cell office:value-type="float" office:value="137432" table:style-name="ce4">
            <text:p><text:s/>137,432<text:s/></text:p>
          </table:table-cell>
          <table:table-cell office:value-type="float" office:value="150242" table:style-name="ce4">
            <text:p><text:s/>150,242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士林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996" table:style-name="ce4">
            <text:p><text:s/>996<text:s/></text:p>
          </table:table-cell>
          <table:table-cell office:value-type="float" office:value="995" table:style-name="ce4">
            <text:p><text:s/>995<text:s/></text:p>
          </table:table-cell>
          <table:table-cell office:value-type="float" office:value="107225" table:style-name="ce4">
            <text:p><text:s/>107,225<text:s/></text:p>
          </table:table-cell>
          <table:table-cell office:value-type="float" office:value="287969" table:style-name="ce4">
            <text:p><text:s/>287,969<text:s/></text:p>
          </table:table-cell>
          <table:table-cell office:value-type="float" office:value="138956" table:style-name="ce4">
            <text:p><text:s/>138,956<text:s/></text:p>
          </table:table-cell>
          <table:table-cell office:value-type="float" office:value="149013" table:style-name="ce4">
            <text:p><text:s/>149,013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北投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28" table:style-name="ce4">
            <text:p><text:s/>828<text:s/></text:p>
          </table:table-cell>
          <table:table-cell office:value-type="float" office:value="827" table:style-name="ce4">
            <text:p><text:s/>827<text:s/></text:p>
          </table:table-cell>
          <table:table-cell office:value-type="float" office:value="96858" table:style-name="ce4">
            <text:p><text:s/>96,858<text:s/></text:p>
          </table:table-cell>
          <table:table-cell office:value-type="float" office:value="255895" table:style-name="ce4">
            <text:p><text:s/>255,895<text:s/></text:p>
          </table:table-cell>
          <table:table-cell office:value-type="float" office:value="123168" table:style-name="ce4">
            <text:p><text:s/>123,168<text:s/></text:p>
          </table:table-cell>
          <table:table-cell office:value-type="float" office:value="132727" table:style-name="ce4">
            <text:p><text:s/>132,727<text:s/>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number-rows-repeated="1048558" table:style-name="ro3">
          <table:table-cell table:number-columns-repeated="16384"/>
        </table:table-row>
      </table:table>
      <table:table table:name="5月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7 年 5<text:span text:style-name="T1"><text:s/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9586" table:style-name="ce4">
            <text:p><text:s/>9,586<text:s/></text:p>
          </table:table-cell>
          <table:table-cell office:value-type="float" office:value="9564" table:style-name="ce4">
            <text:p><text:s/>9,564<text:s/></text:p>
          </table:table-cell>
          <table:table-cell office:value-type="float" office:value="1053113" table:style-name="ce4">
            <text:p><text:s/>1,053,113<text:s/></text:p>
          </table:table-cell>
          <table:table-cell office:value-type="float" office:value="2676767" table:style-name="ce4">
            <text:p><text:s/>2,676,767<text:s/></text:p>
          </table:table-cell>
          <table:table-cell office:value-type="float" office:value="1278241" table:style-name="ce4">
            <text:p><text:s/>1,278,241<text:s/></text:p>
          </table:table-cell>
          <table:table-cell office:value-type="float" office:value="1398526" table:style-name="ce4">
            <text:p><text:s/>1,398,526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765" table:style-name="ce4">
            <text:p><text:s/>765<text:s/></text:p>
          </table:table-cell>
          <table:table-cell office:value-type="float" office:value="763" table:style-name="ce4">
            <text:p><text:s/>763<text:s/></text:p>
          </table:table-cell>
          <table:table-cell office:value-type="float" office:value="80942" table:style-name="ce4">
            <text:p><text:s/>80,942<text:s/></text:p>
          </table:table-cell>
          <table:table-cell office:value-type="float" office:value="206520" table:style-name="ce4">
            <text:p><text:s/>206,520<text:s/></text:p>
          </table:table-cell>
          <table:table-cell office:value-type="float" office:value="96899" table:style-name="ce4">
            <text:p><text:s/>96,899<text:s/></text:p>
          </table:table-cell>
          <table:table-cell office:value-type="float" office:value="109621" table:style-name="ce4">
            <text:p><text:s/>109,621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4" table:style-name="ce4">
            <text:p><text:s/>904<text:s/></text:p>
          </table:table-cell>
          <table:table-cell office:value-type="float" office:value="89466" table:style-name="ce4">
            <text:p><text:s/>89,466<text:s/></text:p>
          </table:table-cell>
          <table:table-cell office:value-type="float" office:value="224558" table:style-name="ce4">
            <text:p><text:s/>224,558<text:s/></text:p>
          </table:table-cell>
          <table:table-cell office:value-type="float" office:value="107110" table:style-name="ce4">
            <text:p><text:s/>107,110<text:s/></text:p>
          </table:table-cell>
          <table:table-cell office:value-type="float" office:value="117448" table:style-name="ce4">
            <text:p><text:s/>117,448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1026" table:style-name="ce4">
            <text:p><text:s/>1,026<text:s/></text:p>
          </table:table-cell>
          <table:table-cell office:value-type="float" office:value="1022" table:style-name="ce4">
            <text:p><text:s/>1,022<text:s/></text:p>
          </table:table-cell>
          <table:table-cell office:value-type="float" office:value="121022" table:style-name="ce4">
            <text:p><text:s/>121,022<text:s/></text:p>
          </table:table-cell>
          <table:table-cell office:value-type="float" office:value="309683" table:style-name="ce4">
            <text:p><text:s/>309,683<text:s/></text:p>
          </table:table-cell>
          <table:table-cell office:value-type="float" office:value="144571" table:style-name="ce4">
            <text:p><text:s/>144,571<text:s/></text:p>
          </table:table-cell>
          <table:table-cell office:value-type="float" office:value="165112" table:style-name="ce4">
            <text:p><text:s/>165,112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71" table:style-name="ce4">
            <text:p><text:s/>871<text:s/></text:p>
          </table:table-cell>
          <table:table-cell office:value-type="float" office:value="869" table:style-name="ce4">
            <text:p><text:s/>869<text:s/></text:p>
          </table:table-cell>
          <table:table-cell office:value-type="float" office:value="100308" table:style-name="ce4">
            <text:p><text:s/>100,308<text:s/></text:p>
          </table:table-cell>
          <table:table-cell office:value-type="float" office:value="229893" table:style-name="ce4">
            <text:p><text:s/>229,893<text:s/></text:p>
          </table:table-cell>
          <table:table-cell office:value-type="float" office:value="106898" table:style-name="ce4">
            <text:p><text:s/>106,898<text:s/></text:p>
          </table:table-cell>
          <table:table-cell office:value-type="float" office:value="122995" table:style-name="ce4">
            <text:p><text:s/>122,995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583" table:style-name="ce4">
            <text:p><text:s/>583<text:s/></text:p>
          </table:table-cell>
          <table:table-cell office:value-type="float" office:value="580" table:style-name="ce4">
            <text:p><text:s/>580<text:s/></text:p>
          </table:table-cell>
          <table:table-cell office:value-type="float" office:value="65383" table:style-name="ce4">
            <text:p><text:s/>65,383<text:s/></text:p>
          </table:table-cell>
          <table:table-cell office:value-type="float" office:value="159695" table:style-name="ce4">
            <text:p><text:s/>159,695<text:s/></text:p>
          </table:table-cell>
          <table:table-cell office:value-type="float" office:value="76177" table:style-name="ce4">
            <text:p><text:s/>76,177<text:s/></text:p>
          </table:table-cell>
          <table:table-cell office:value-type="float" office:value="83518" table:style-name="ce4">
            <text:p><text:s/>83,518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522" table:style-name="ce4">
            <text:p><text:s/>522<text:s/></text:p>
          </table:table-cell>
          <table:table-cell office:value-type="float" office:value="521" table:style-name="ce4">
            <text:p><text:s/>521<text:s/></text:p>
          </table:table-cell>
          <table:table-cell office:value-type="float" office:value="51891" table:style-name="ce4">
            <text:p><text:s/>51,891<text:s/></text:p>
          </table:table-cell>
          <table:table-cell office:value-type="float" office:value="128732" table:style-name="ce4">
            <text:p><text:s/>128,732<text:s/></text:p>
          </table:table-cell>
          <table:table-cell office:value-type="float" office:value="62750" table:style-name="ce4">
            <text:p><text:s/>62,750<text:s/></text:p>
          </table:table-cell>
          <table:table-cell office:value-type="float" office:value="65982" table:style-name="ce4">
            <text:p><text:s/>65,982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8664" table:style-name="ce4">
            <text:p><text:s/>78,664<text:s/></text:p>
          </table:table-cell>
          <table:table-cell office:value-type="float" office:value="190699" table:style-name="ce4">
            <text:p><text:s/>190,699<text:s/></text:p>
          </table:table-cell>
          <table:table-cell office:value-type="float" office:value="93601" table:style-name="ce4">
            <text:p><text:s/>93,601<text:s/></text:p>
          </table:table-cell>
          <table:table-cell office:value-type="float" office:value="97098" table:style-name="ce4">
            <text:p><text:s/>97,098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1006" table:style-name="ce4">
            <text:p><text:s/>1,006<text:s/></text:p>
          </table:table-cell>
          <table:table-cell office:value-type="float" office:value="1002" table:style-name="ce4">
            <text:p><text:s/>1,002<text:s/></text:p>
          </table:table-cell>
          <table:table-cell office:value-type="float" office:value="105805" table:style-name="ce4">
            <text:p><text:s/>105,805<text:s/></text:p>
          </table:table-cell>
          <table:table-cell office:value-type="float" office:value="274123" table:style-name="ce4">
            <text:p><text:s/>274,123<text:s/></text:p>
          </table:table-cell>
          <table:table-cell office:value-type="float" office:value="131487" table:style-name="ce4">
            <text:p><text:s/>131,487<text:s/></text:p>
          </table:table-cell>
          <table:table-cell office:value-type="float" office:value="142636" table:style-name="ce4">
            <text:p><text:s/>142,636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454" table:style-name="ce4">
            <text:p><text:s/>454<text:s/></text:p>
          </table:table-cell>
          <table:table-cell office:value-type="float" office:value="452" table:style-name="ce4">
            <text:p><text:s/>452<text:s/></text:p>
          </table:table-cell>
          <table:table-cell office:value-type="float" office:value="47165" table:style-name="ce4">
            <text:p><text:s/>47,165<text:s/></text:p>
          </table:table-cell>
          <table:table-cell office:value-type="float" office:value="121957" table:style-name="ce4">
            <text:p><text:s/>121,957<text:s/></text:p>
          </table:table-cell>
          <table:table-cell office:value-type="float" office:value="59580" table:style-name="ce4">
            <text:p><text:s/>59,580<text:s/></text:p>
          </table:table-cell>
          <table:table-cell office:value-type="float" office:value="62377" table:style-name="ce4">
            <text:p><text:s/>62,377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108296" table:style-name="ce4">
            <text:p><text:s/>108,296<text:s/></text:p>
          </table:table-cell>
          <table:table-cell office:value-type="float" office:value="287512" table:style-name="ce4">
            <text:p><text:s/>287,512<text:s/></text:p>
          </table:table-cell>
          <table:table-cell office:value-type="float" office:value="137355" table:style-name="ce4">
            <text:p><text:s/>137,355<text:s/></text:p>
          </table:table-cell>
          <table:table-cell office:value-type="float" office:value="150157" table:style-name="ce4">
            <text:p><text:s/>150,157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996" table:style-name="ce4">
            <text:p><text:s/>996<text:s/></text:p>
          </table:table-cell>
          <table:table-cell office:value-type="float" office:value="995" table:style-name="ce4">
            <text:p><text:s/>995<text:s/></text:p>
          </table:table-cell>
          <table:table-cell office:value-type="float" office:value="107300" table:style-name="ce4">
            <text:p><text:s/>107,300<text:s/></text:p>
          </table:table-cell>
          <table:table-cell office:value-type="float" office:value="287803" table:style-name="ce4">
            <text:p><text:s/>287,803<text:s/></text:p>
          </table:table-cell>
          <table:table-cell office:value-type="float" office:value="138832" table:style-name="ce4">
            <text:p><text:s/>138,832<text:s/></text:p>
          </table:table-cell>
          <table:table-cell office:value-type="float" office:value="148971" table:style-name="ce4">
            <text:p><text:s/>148,971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28" table:style-name="ce4">
            <text:p><text:s/>828<text:s/></text:p>
          </table:table-cell>
          <table:table-cell office:value-type="float" office:value="827" table:style-name="ce4">
            <text:p><text:s/>827<text:s/></text:p>
          </table:table-cell>
          <table:table-cell office:value-type="float" office:value="96871" table:style-name="ce4">
            <text:p><text:s/>96,871<text:s/></text:p>
          </table:table-cell>
          <table:table-cell office:value-type="float" office:value="255592" table:style-name="ce4">
            <text:p><text:s/>255,592<text:s/></text:p>
          </table:table-cell>
          <table:table-cell office:value-type="float" office:value="122981" table:style-name="ce4">
            <text:p><text:s/>122,981<text:s/></text:p>
          </table:table-cell>
          <table:table-cell office:value-type="float" office:value="132611" table:style-name="ce4">
            <text:p><text:s/>132,611<text:s/>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number-rows-repeated="1048558" table:style-name="ro3">
          <table:table-cell table:number-columns-repeated="16384"/>
        </table:table-row>
      </table:table>
      <table:table table:name="6月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7 年 6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covered-table-cell/>
          <table:table-cell office:value-type="string" table:style-name="ce8">
            <text:p>合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總計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9586" table:style-name="ce4">
            <text:p><text:s/>9,586<text:s/></text:p>
          </table:table-cell>
          <table:table-cell office:value-type="float" office:value="9564" table:style-name="ce4">
            <text:p><text:s/>9,564<text:s/></text:p>
          </table:table-cell>
          <table:table-cell office:value-type="float" office:value="1053741" table:style-name="ce4">
            <text:p><text:s/>1,053,741<text:s/></text:p>
          </table:table-cell>
          <table:table-cell office:value-type="float" office:value="2675713" table:style-name="ce4">
            <text:p><text:s/>2,675,713<text:s/></text:p>
          </table:table-cell>
          <table:table-cell office:value-type="float" office:value="1277544" table:style-name="ce4">
            <text:p><text:s/>1,277,544<text:s/></text:p>
          </table:table-cell>
          <table:table-cell office:value-type="float" office:value="1398169" table:style-name="ce4">
            <text:p><text:s/>1,398,169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松山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765" table:style-name="ce4">
            <text:p><text:s/>765<text:s/></text:p>
          </table:table-cell>
          <table:table-cell office:value-type="float" office:value="763" table:style-name="ce4">
            <text:p><text:s/>763<text:s/></text:p>
          </table:table-cell>
          <table:table-cell office:value-type="float" office:value="81067" table:style-name="ce4">
            <text:p><text:s/>81,067<text:s/></text:p>
          </table:table-cell>
          <table:table-cell office:value-type="float" office:value="206563" table:style-name="ce4">
            <text:p><text:s/>206,563<text:s/></text:p>
          </table:table-cell>
          <table:table-cell office:value-type="float" office:value="96902" table:style-name="ce4">
            <text:p><text:s/>96,902<text:s/></text:p>
          </table:table-cell>
          <table:table-cell office:value-type="float" office:value="109661" table:style-name="ce4">
            <text:p><text:s/>109,661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信義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4" table:style-name="ce4">
            <text:p><text:s/>904<text:s/></text:p>
          </table:table-cell>
          <table:table-cell office:value-type="float" office:value="89477" table:style-name="ce4">
            <text:p><text:s/>89,477<text:s/></text:p>
          </table:table-cell>
          <table:table-cell office:value-type="float" office:value="224297" table:style-name="ce4">
            <text:p><text:s/>224,297<text:s/></text:p>
          </table:table-cell>
          <table:table-cell office:value-type="float" office:value="106994" table:style-name="ce4">
            <text:p><text:s/>106,994<text:s/></text:p>
          </table:table-cell>
          <table:table-cell office:value-type="float" office:value="117303" table:style-name="ce4">
            <text:p><text:s/>117,303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大安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1026" table:style-name="ce4">
            <text:p><text:s/>1,026<text:s/></text:p>
          </table:table-cell>
          <table:table-cell office:value-type="float" office:value="1022" table:style-name="ce4">
            <text:p><text:s/>1,022<text:s/></text:p>
          </table:table-cell>
          <table:table-cell office:value-type="float" office:value="121092" table:style-name="ce4">
            <text:p><text:s/>121,092<text:s/></text:p>
          </table:table-cell>
          <table:table-cell office:value-type="float" office:value="309543" table:style-name="ce4">
            <text:p><text:s/>309,543<text:s/></text:p>
          </table:table-cell>
          <table:table-cell office:value-type="float" office:value="144472" table:style-name="ce4">
            <text:p><text:s/>144,472<text:s/></text:p>
          </table:table-cell>
          <table:table-cell office:value-type="float" office:value="165071" table:style-name="ce4">
            <text:p><text:s/>165,071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中山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71" table:style-name="ce4">
            <text:p><text:s/>871<text:s/></text:p>
          </table:table-cell>
          <table:table-cell office:value-type="float" office:value="869" table:style-name="ce4">
            <text:p><text:s/>869<text:s/></text:p>
          </table:table-cell>
          <table:table-cell office:value-type="float" office:value="100321" table:style-name="ce4">
            <text:p><text:s/>100,321<text:s/></text:p>
          </table:table-cell>
          <table:table-cell office:value-type="float" office:value="229856" table:style-name="ce4">
            <text:p><text:s/>229,856<text:s/></text:p>
          </table:table-cell>
          <table:table-cell office:value-type="float" office:value="106859" table:style-name="ce4">
            <text:p><text:s/>106,859<text:s/></text:p>
          </table:table-cell>
          <table:table-cell office:value-type="float" office:value="122997" table:style-name="ce4">
            <text:p><text:s/>122,997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中正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583" table:style-name="ce4">
            <text:p><text:s/>583<text:s/></text:p>
          </table:table-cell>
          <table:table-cell office:value-type="float" office:value="580" table:style-name="ce4">
            <text:p><text:s/>580<text:s/></text:p>
          </table:table-cell>
          <table:table-cell office:value-type="float" office:value="65487" table:style-name="ce4">
            <text:p><text:s/>65,487<text:s/></text:p>
          </table:table-cell>
          <table:table-cell office:value-type="float" office:value="159752" table:style-name="ce4">
            <text:p><text:s/>159,752<text:s/></text:p>
          </table:table-cell>
          <table:table-cell office:value-type="float" office:value="76174" table:style-name="ce4">
            <text:p><text:s/>76,174<text:s/></text:p>
          </table:table-cell>
          <table:table-cell office:value-type="float" office:value="83578" table:style-name="ce4">
            <text:p><text:s/>83,578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大同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522" table:style-name="ce4">
            <text:p><text:s/>522<text:s/></text:p>
          </table:table-cell>
          <table:table-cell office:value-type="float" office:value="521" table:style-name="ce4">
            <text:p><text:s/>521<text:s/></text:p>
          </table:table-cell>
          <table:table-cell office:value-type="float" office:value="51891" table:style-name="ce4">
            <text:p><text:s/>51,891<text:s/></text:p>
          </table:table-cell>
          <table:table-cell office:value-type="float" office:value="128578" table:style-name="ce4">
            <text:p><text:s/>128,578<text:s/></text:p>
          </table:table-cell>
          <table:table-cell office:value-type="float" office:value="62674" table:style-name="ce4">
            <text:p><text:s/>62,674<text:s/></text:p>
          </table:table-cell>
          <table:table-cell office:value-type="float" office:value="65904" table:style-name="ce4">
            <text:p><text:s/>65,904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萬華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8667" table:style-name="ce4">
            <text:p><text:s/>78,667<text:s/></text:p>
          </table:table-cell>
          <table:table-cell office:value-type="float" office:value="190543" table:style-name="ce4">
            <text:p><text:s/>190,543<text:s/></text:p>
          </table:table-cell>
          <table:table-cell office:value-type="float" office:value="93512" table:style-name="ce4">
            <text:p><text:s/>93,512<text:s/></text:p>
          </table:table-cell>
          <table:table-cell office:value-type="float" office:value="97031" table:style-name="ce4">
            <text:p><text:s/>97,031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文山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1006" table:style-name="ce4">
            <text:p><text:s/>1,006<text:s/></text:p>
          </table:table-cell>
          <table:table-cell office:value-type="float" office:value="1002" table:style-name="ce4">
            <text:p><text:s/>1,002<text:s/></text:p>
          </table:table-cell>
          <table:table-cell office:value-type="float" office:value="105883" table:style-name="ce4">
            <text:p><text:s/>105,883<text:s/></text:p>
          </table:table-cell>
          <table:table-cell office:value-type="float" office:value="274129" table:style-name="ce4">
            <text:p><text:s/>274,129<text:s/></text:p>
          </table:table-cell>
          <table:table-cell office:value-type="float" office:value="131462" table:style-name="ce4">
            <text:p><text:s/>131,462<text:s/></text:p>
          </table:table-cell>
          <table:table-cell office:value-type="float" office:value="142667" table:style-name="ce4">
            <text:p><text:s/>142,667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南港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454" table:style-name="ce4">
            <text:p><text:s/>454<text:s/></text:p>
          </table:table-cell>
          <table:table-cell office:value-type="float" office:value="452" table:style-name="ce4">
            <text:p><text:s/>452<text:s/></text:p>
          </table:table-cell>
          <table:table-cell office:value-type="float" office:value="47166" table:style-name="ce4">
            <text:p><text:s/>47,166<text:s/></text:p>
          </table:table-cell>
          <table:table-cell office:value-type="float" office:value="121858" table:style-name="ce4">
            <text:p><text:s/>121,858<text:s/></text:p>
          </table:table-cell>
          <table:table-cell office:value-type="float" office:value="59513" table:style-name="ce4">
            <text:p><text:s/>59,513<text:s/></text:p>
          </table:table-cell>
          <table:table-cell office:value-type="float" office:value="62345" table:style-name="ce4">
            <text:p><text:s/>62,345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內湖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108393" table:style-name="ce4">
            <text:p><text:s/>108,393<text:s/></text:p>
          </table:table-cell>
          <table:table-cell office:value-type="float" office:value="287437" table:style-name="ce4">
            <text:p><text:s/>287,437<text:s/></text:p>
          </table:table-cell>
          <table:table-cell office:value-type="float" office:value="137276" table:style-name="ce4">
            <text:p><text:s/>137,276<text:s/></text:p>
          </table:table-cell>
          <table:table-cell office:value-type="float" office:value="150161" table:style-name="ce4">
            <text:p><text:s/>150,161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士林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996" table:style-name="ce4">
            <text:p><text:s/>996<text:s/></text:p>
          </table:table-cell>
          <table:table-cell office:value-type="float" office:value="995" table:style-name="ce4">
            <text:p><text:s/>995<text:s/></text:p>
          </table:table-cell>
          <table:table-cell office:value-type="float" office:value="107354" table:style-name="ce4">
            <text:p><text:s/>107,354<text:s/></text:p>
          </table:table-cell>
          <table:table-cell office:value-type="float" office:value="287545" table:style-name="ce4">
            <text:p><text:s/>287,545<text:s/></text:p>
          </table:table-cell>
          <table:table-cell office:value-type="float" office:value="138703" table:style-name="ce4">
            <text:p><text:s/>138,703<text:s/></text:p>
          </table:table-cell>
          <table:table-cell office:value-type="float" office:value="148842" table:style-name="ce4">
            <text:p><text:s/>148,842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北投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28" table:style-name="ce4">
            <text:p><text:s/>828<text:s/></text:p>
          </table:table-cell>
          <table:table-cell office:value-type="float" office:value="827" table:style-name="ce4">
            <text:p><text:s/>827<text:s/></text:p>
          </table:table-cell>
          <table:table-cell office:value-type="float" office:value="96943" table:style-name="ce4">
            <text:p><text:s/>96,943<text:s/></text:p>
          </table:table-cell>
          <table:table-cell office:value-type="float" office:value="255612" table:style-name="ce4">
            <text:p><text:s/>255,612<text:s/></text:p>
          </table:table-cell>
          <table:table-cell office:value-type="float" office:value="123003" table:style-name="ce4">
            <text:p><text:s/>123,003<text:s/></text:p>
          </table:table-cell>
          <table:table-cell office:value-type="float" office:value="132609" table:style-name="ce4">
            <text:p><text:s/>132,609<text:s/>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7月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7 年 7<text:span text:style-name="T1"><text:s/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covered-table-cell/>
          <table:table-cell office:value-type="string" table:style-name="ce8">
            <text:p>合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總計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9586" table:style-name="ce4">
            <text:p><text:s/>9,586<text:s/></text:p>
          </table:table-cell>
          <table:table-cell office:value-type="float" office:value="9563" table:style-name="ce4">
            <text:p><text:s/>9,563<text:s/></text:p>
          </table:table-cell>
          <table:table-cell office:value-type="float" office:value="1053885" table:style-name="ce4">
            <text:p><text:s/>1,053,885<text:s/></text:p>
          </table:table-cell>
          <table:table-cell office:value-type="float" office:value="2674063" table:style-name="ce4">
            <text:p><text:s/>2,674,063<text:s/></text:p>
          </table:table-cell>
          <table:table-cell office:value-type="float" office:value="1276592" table:style-name="ce4">
            <text:p><text:s/>1,276,592<text:s/></text:p>
          </table:table-cell>
          <table:table-cell office:value-type="float" office:value="1397471" table:style-name="ce4">
            <text:p><text:s/>1,397,471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松山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765" table:style-name="ce4">
            <text:p><text:s/>765<text:s/></text:p>
          </table:table-cell>
          <table:table-cell office:value-type="float" office:value="763" table:style-name="ce4">
            <text:p><text:s/>763<text:s/></text:p>
          </table:table-cell>
          <table:table-cell office:value-type="float" office:value="81045" table:style-name="ce4">
            <text:p><text:s/>81,045<text:s/></text:p>
          </table:table-cell>
          <table:table-cell office:value-type="float" office:value="206330" table:style-name="ce4">
            <text:p><text:s/>206,330<text:s/></text:p>
          </table:table-cell>
          <table:table-cell office:value-type="float" office:value="96791" table:style-name="ce4">
            <text:p><text:s/>96,791<text:s/></text:p>
          </table:table-cell>
          <table:table-cell office:value-type="float" office:value="109539" table:style-name="ce4">
            <text:p><text:s/>109,539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信義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4" table:style-name="ce4">
            <text:p><text:s/>904<text:s/></text:p>
          </table:table-cell>
          <table:table-cell office:value-type="float" office:value="89510" table:style-name="ce4">
            <text:p><text:s/>89,510<text:s/></text:p>
          </table:table-cell>
          <table:table-cell office:value-type="float" office:value="224199" table:style-name="ce4">
            <text:p><text:s/>224,199<text:s/></text:p>
          </table:table-cell>
          <table:table-cell office:value-type="float" office:value="106946" table:style-name="ce4">
            <text:p><text:s/>106,946<text:s/></text:p>
          </table:table-cell>
          <table:table-cell office:value-type="float" office:value="117253" table:style-name="ce4">
            <text:p><text:s/>117,253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大安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1026" table:style-name="ce4">
            <text:p><text:s/>1,026<text:s/></text:p>
          </table:table-cell>
          <table:table-cell office:value-type="float" office:value="1022" table:style-name="ce4">
            <text:p><text:s/>1,022<text:s/></text:p>
          </table:table-cell>
          <table:table-cell office:value-type="float" office:value="121067" table:style-name="ce4">
            <text:p><text:s/>121,067<text:s/></text:p>
          </table:table-cell>
          <table:table-cell office:value-type="float" office:value="309198" table:style-name="ce4">
            <text:p><text:s/>309,198<text:s/></text:p>
          </table:table-cell>
          <table:table-cell office:value-type="float" office:value="144249" table:style-name="ce4">
            <text:p><text:s/>144,249<text:s/></text:p>
          </table:table-cell>
          <table:table-cell office:value-type="float" office:value="164949" table:style-name="ce4">
            <text:p><text:s/>164,949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中山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71" table:style-name="ce4">
            <text:p><text:s/>871<text:s/></text:p>
          </table:table-cell>
          <table:table-cell office:value-type="float" office:value="869" table:style-name="ce4">
            <text:p><text:s/>869<text:s/></text:p>
          </table:table-cell>
          <table:table-cell office:value-type="float" office:value="100341" table:style-name="ce4">
            <text:p><text:s/>100,341<text:s/></text:p>
          </table:table-cell>
          <table:table-cell office:value-type="float" office:value="229893" table:style-name="ce4">
            <text:p><text:s/>229,893<text:s/></text:p>
          </table:table-cell>
          <table:table-cell office:value-type="float" office:value="106855" table:style-name="ce4">
            <text:p><text:s/>106,855<text:s/></text:p>
          </table:table-cell>
          <table:table-cell office:value-type="float" office:value="123038" table:style-name="ce4">
            <text:p><text:s/>123,038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中正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583" table:style-name="ce4">
            <text:p><text:s/>583<text:s/></text:p>
          </table:table-cell>
          <table:table-cell office:value-type="float" office:value="580" table:style-name="ce4">
            <text:p><text:s/>580<text:s/></text:p>
          </table:table-cell>
          <table:table-cell office:value-type="float" office:value="65464" table:style-name="ce4">
            <text:p><text:s/>65,464<text:s/></text:p>
          </table:table-cell>
          <table:table-cell office:value-type="float" office:value="159557" table:style-name="ce4">
            <text:p><text:s/>159,557<text:s/></text:p>
          </table:table-cell>
          <table:table-cell office:value-type="float" office:value="76090" table:style-name="ce4">
            <text:p><text:s/>76,090<text:s/></text:p>
          </table:table-cell>
          <table:table-cell office:value-type="float" office:value="83467" table:style-name="ce4">
            <text:p><text:s/>83,467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大同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522" table:style-name="ce4">
            <text:p><text:s/>522<text:s/></text:p>
          </table:table-cell>
          <table:table-cell office:value-type="float" office:value="521" table:style-name="ce4">
            <text:p><text:s/>521<text:s/></text:p>
          </table:table-cell>
          <table:table-cell office:value-type="float" office:value="51830" table:style-name="ce4">
            <text:p><text:s/>51,830<text:s/></text:p>
          </table:table-cell>
          <table:table-cell office:value-type="float" office:value="128258" table:style-name="ce4">
            <text:p><text:s/>128,258<text:s/></text:p>
          </table:table-cell>
          <table:table-cell office:value-type="float" office:value="62527" table:style-name="ce4">
            <text:p><text:s/>62,527<text:s/></text:p>
          </table:table-cell>
          <table:table-cell office:value-type="float" office:value="65731" table:style-name="ce4">
            <text:p><text:s/>65,731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萬華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8679" table:style-name="ce4">
            <text:p><text:s/>78,679<text:s/></text:p>
          </table:table-cell>
          <table:table-cell office:value-type="float" office:value="190443" table:style-name="ce4">
            <text:p><text:s/>190,443<text:s/></text:p>
          </table:table-cell>
          <table:table-cell office:value-type="float" office:value="93448" table:style-name="ce4">
            <text:p><text:s/>93,448<text:s/></text:p>
          </table:table-cell>
          <table:table-cell office:value-type="float" office:value="96995" table:style-name="ce4">
            <text:p><text:s/>96,995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文山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1006" table:style-name="ce4">
            <text:p><text:s/>1,006<text:s/></text:p>
          </table:table-cell>
          <table:table-cell office:value-type="float" office:value="1002" table:style-name="ce4">
            <text:p><text:s/>1,002<text:s/></text:p>
          </table:table-cell>
          <table:table-cell office:value-type="float" office:value="105948" table:style-name="ce4">
            <text:p><text:s/>105,948<text:s/></text:p>
          </table:table-cell>
          <table:table-cell office:value-type="float" office:value="274032" table:style-name="ce4">
            <text:p><text:s/>274,032<text:s/></text:p>
          </table:table-cell>
          <table:table-cell office:value-type="float" office:value="131379" table:style-name="ce4">
            <text:p><text:s/>131,379<text:s/></text:p>
          </table:table-cell>
          <table:table-cell office:value-type="float" office:value="142653" table:style-name="ce4">
            <text:p><text:s/>142,653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南港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454" table:style-name="ce4">
            <text:p><text:s/>454<text:s/></text:p>
          </table:table-cell>
          <table:table-cell office:value-type="float" office:value="452" table:style-name="ce4">
            <text:p><text:s/>452<text:s/></text:p>
          </table:table-cell>
          <table:table-cell office:value-type="float" office:value="47223" table:style-name="ce4">
            <text:p><text:s/>47,223<text:s/></text:p>
          </table:table-cell>
          <table:table-cell office:value-type="float" office:value="121880" table:style-name="ce4">
            <text:p><text:s/>121,880<text:s/></text:p>
          </table:table-cell>
          <table:table-cell office:value-type="float" office:value="59510" table:style-name="ce4">
            <text:p><text:s/>59,510<text:s/></text:p>
          </table:table-cell>
          <table:table-cell office:value-type="float" office:value="62370" table:style-name="ce4">
            <text:p><text:s/>62,370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內湖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108395" table:style-name="ce4">
            <text:p><text:s/>108,395<text:s/></text:p>
          </table:table-cell>
          <table:table-cell office:value-type="float" office:value="287346" table:style-name="ce4">
            <text:p><text:s/>287,346<text:s/></text:p>
          </table:table-cell>
          <table:table-cell office:value-type="float" office:value="137238" table:style-name="ce4">
            <text:p><text:s/>137,238<text:s/></text:p>
          </table:table-cell>
          <table:table-cell office:value-type="float" office:value="150108" table:style-name="ce4">
            <text:p><text:s/>150,108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士林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996" table:style-name="ce4">
            <text:p><text:s/>996<text:s/></text:p>
          </table:table-cell>
          <table:table-cell office:value-type="float" office:value="995" table:style-name="ce4">
            <text:p><text:s/>995<text:s/></text:p>
          </table:table-cell>
          <table:table-cell office:value-type="float" office:value="107376" table:style-name="ce4">
            <text:p><text:s/>107,376<text:s/></text:p>
          </table:table-cell>
          <table:table-cell office:value-type="float" office:value="287214" table:style-name="ce4">
            <text:p><text:s/>287,214<text:s/></text:p>
          </table:table-cell>
          <table:table-cell office:value-type="float" office:value="138493" table:style-name="ce4">
            <text:p><text:s/>138,493<text:s/></text:p>
          </table:table-cell>
          <table:table-cell office:value-type="float" office:value="148721" table:style-name="ce4">
            <text:p><text:s/>148,721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北投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28" table:style-name="ce4">
            <text:p><text:s/>828<text:s/></text:p>
          </table:table-cell>
          <table:table-cell office:value-type="float" office:value="826" table:style-name="ce4">
            <text:p><text:s/>826<text:s/></text:p>
          </table:table-cell>
          <table:table-cell office:value-type="float" office:value="97007" table:style-name="ce4">
            <text:p><text:s/>97,007<text:s/></text:p>
          </table:table-cell>
          <table:table-cell office:value-type="float" office:value="255713" table:style-name="ce4">
            <text:p><text:s/>255,713<text:s/></text:p>
          </table:table-cell>
          <table:table-cell office:value-type="float" office:value="123066" table:style-name="ce4">
            <text:p><text:s/>123,066<text:s/></text:p>
          </table:table-cell>
          <table:table-cell office:value-type="float" office:value="132647" table:style-name="ce4">
            <text:p><text:s/>132,647<text:s/>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8月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7 年 8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總計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9586" table:style-name="ce4">
            <text:p><text:s/>9,586<text:s/></text:p>
          </table:table-cell>
          <table:table-cell office:value-type="float" office:value="9563" table:style-name="ce4">
            <text:p><text:s/>9,563<text:s/></text:p>
          </table:table-cell>
          <table:table-cell office:value-type="float" office:value="1055497" table:style-name="ce4">
            <text:p><text:s/>1,055,497<text:s/></text:p>
          </table:table-cell>
          <table:table-cell office:value-type="float" office:value="2672092" table:style-name="ce4">
            <text:p><text:s/>2,672,092<text:s/></text:p>
          </table:table-cell>
          <table:table-cell office:value-type="float" office:value="1275635" table:style-name="ce4">
            <text:p><text:s/>1,275,635<text:s/></text:p>
          </table:table-cell>
          <table:table-cell office:value-type="float" office:value="1396457" table:style-name="ce4">
            <text:p><text:s/>1,396,457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松山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765" table:style-name="ce4">
            <text:p><text:s/>765<text:s/></text:p>
          </table:table-cell>
          <table:table-cell office:value-type="float" office:value="763" table:style-name="ce4">
            <text:p><text:s/>763<text:s/></text:p>
          </table:table-cell>
          <table:table-cell office:value-type="float" office:value="81112" table:style-name="ce4">
            <text:p><text:s/>81,112<text:s/></text:p>
          </table:table-cell>
          <table:table-cell office:value-type="float" office:value="206118" table:style-name="ce4">
            <text:p><text:s/>206,118<text:s/></text:p>
          </table:table-cell>
          <table:table-cell office:value-type="float" office:value="96655" table:style-name="ce4">
            <text:p><text:s/>96,655<text:s/></text:p>
          </table:table-cell>
          <table:table-cell office:value-type="float" office:value="109463" table:style-name="ce4">
            <text:p><text:s/>109,463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信義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4" table:style-name="ce4">
            <text:p><text:s/>904<text:s/></text:p>
          </table:table-cell>
          <table:table-cell office:value-type="float" office:value="89566" table:style-name="ce4">
            <text:p><text:s/>89,566<text:s/></text:p>
          </table:table-cell>
          <table:table-cell office:value-type="float" office:value="223823" table:style-name="ce4">
            <text:p><text:s/>223,823<text:s/></text:p>
          </table:table-cell>
          <table:table-cell office:value-type="float" office:value="106749" table:style-name="ce4">
            <text:p><text:s/>106,749<text:s/></text:p>
          </table:table-cell>
          <table:table-cell office:value-type="float" office:value="117074" table:style-name="ce4">
            <text:p><text:s/>117,074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大安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1026" table:style-name="ce4">
            <text:p><text:s/>1,026<text:s/></text:p>
          </table:table-cell>
          <table:table-cell office:value-type="float" office:value="1022" table:style-name="ce4">
            <text:p><text:s/>1,022<text:s/></text:p>
          </table:table-cell>
          <table:table-cell office:value-type="float" office:value="121263" table:style-name="ce4">
            <text:p><text:s/>121,263<text:s/></text:p>
          </table:table-cell>
          <table:table-cell office:value-type="float" office:value="309025" table:style-name="ce4">
            <text:p><text:s/>309,025<text:s/></text:p>
          </table:table-cell>
          <table:table-cell office:value-type="float" office:value="144167" table:style-name="ce4">
            <text:p><text:s/>144,167<text:s/></text:p>
          </table:table-cell>
          <table:table-cell office:value-type="float" office:value="164858" table:style-name="ce4">
            <text:p><text:s/>164,858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中山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71" table:style-name="ce4">
            <text:p><text:s/>871<text:s/></text:p>
          </table:table-cell>
          <table:table-cell office:value-type="float" office:value="869" table:style-name="ce4">
            <text:p><text:s/>869<text:s/></text:p>
          </table:table-cell>
          <table:table-cell office:value-type="float" office:value="100430" table:style-name="ce4">
            <text:p><text:s/>100,430<text:s/></text:p>
          </table:table-cell>
          <table:table-cell office:value-type="float" office:value="229743" table:style-name="ce4">
            <text:p><text:s/>229,743<text:s/></text:p>
          </table:table-cell>
          <table:table-cell office:value-type="float" office:value="106804" table:style-name="ce4">
            <text:p><text:s/>106,804<text:s/></text:p>
          </table:table-cell>
          <table:table-cell office:value-type="float" office:value="122939" table:style-name="ce4">
            <text:p><text:s/>122,939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中正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583" table:style-name="ce4">
            <text:p><text:s/>583<text:s/></text:p>
          </table:table-cell>
          <table:table-cell office:value-type="float" office:value="580" table:style-name="ce4">
            <text:p><text:s/>580<text:s/></text:p>
          </table:table-cell>
          <table:table-cell office:value-type="float" office:value="65541" table:style-name="ce4">
            <text:p><text:s/>65,541<text:s/></text:p>
          </table:table-cell>
          <table:table-cell office:value-type="float" office:value="159360" table:style-name="ce4">
            <text:p><text:s/>159,360<text:s/></text:p>
          </table:table-cell>
          <table:table-cell office:value-type="float" office:value="76031" table:style-name="ce4">
            <text:p><text:s/>76,031<text:s/></text:p>
          </table:table-cell>
          <table:table-cell office:value-type="float" office:value="83329" table:style-name="ce4">
            <text:p><text:s/>83,329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大同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522" table:style-name="ce4">
            <text:p><text:s/>522<text:s/></text:p>
          </table:table-cell>
          <table:table-cell office:value-type="float" office:value="521" table:style-name="ce4">
            <text:p><text:s/>521<text:s/></text:p>
          </table:table-cell>
          <table:table-cell office:value-type="float" office:value="51878" table:style-name="ce4">
            <text:p><text:s/>51,878<text:s/></text:p>
          </table:table-cell>
          <table:table-cell office:value-type="float" office:value="128100" table:style-name="ce4">
            <text:p><text:s/>128,100<text:s/></text:p>
          </table:table-cell>
          <table:table-cell office:value-type="float" office:value="62441" table:style-name="ce4">
            <text:p><text:s/>62,441<text:s/></text:p>
          </table:table-cell>
          <table:table-cell office:value-type="float" office:value="65659" table:style-name="ce4">
            <text:p><text:s/>65,659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萬華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8756" table:style-name="ce4">
            <text:p><text:s/>78,756<text:s/></text:p>
          </table:table-cell>
          <table:table-cell office:value-type="float" office:value="190198" table:style-name="ce4">
            <text:p><text:s/>190,198<text:s/></text:p>
          </table:table-cell>
          <table:table-cell office:value-type="float" office:value="93334" table:style-name="ce4">
            <text:p><text:s/>93,334<text:s/></text:p>
          </table:table-cell>
          <table:table-cell office:value-type="float" office:value="96864" table:style-name="ce4">
            <text:p><text:s/>96,864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文山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1006" table:style-name="ce4">
            <text:p><text:s/>1,006<text:s/></text:p>
          </table:table-cell>
          <table:table-cell office:value-type="float" office:value="1002" table:style-name="ce4">
            <text:p><text:s/>1,002<text:s/></text:p>
          </table:table-cell>
          <table:table-cell office:value-type="float" office:value="106465" table:style-name="ce4">
            <text:p><text:s/>106,465<text:s/></text:p>
          </table:table-cell>
          <table:table-cell office:value-type="float" office:value="274109" table:style-name="ce4">
            <text:p><text:s/>274,109<text:s/></text:p>
          </table:table-cell>
          <table:table-cell office:value-type="float" office:value="131390" table:style-name="ce4">
            <text:p><text:s/>131,390<text:s/></text:p>
          </table:table-cell>
          <table:table-cell office:value-type="float" office:value="142719" table:style-name="ce4">
            <text:p><text:s/>142,719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南港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454" table:style-name="ce4">
            <text:p><text:s/>454<text:s/></text:p>
          </table:table-cell>
          <table:table-cell office:value-type="float" office:value="452" table:style-name="ce4">
            <text:p><text:s/>452<text:s/></text:p>
          </table:table-cell>
          <table:table-cell office:value-type="float" office:value="47288" table:style-name="ce4">
            <text:p><text:s/>47,288<text:s/></text:p>
          </table:table-cell>
          <table:table-cell office:value-type="float" office:value="121817" table:style-name="ce4">
            <text:p><text:s/>121,817<text:s/></text:p>
          </table:table-cell>
          <table:table-cell office:value-type="float" office:value="59515" table:style-name="ce4">
            <text:p><text:s/>59,515<text:s/></text:p>
          </table:table-cell>
          <table:table-cell office:value-type="float" office:value="62302" table:style-name="ce4">
            <text:p><text:s/>62,302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內湖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108551" table:style-name="ce4">
            <text:p><text:s/>108,551<text:s/></text:p>
          </table:table-cell>
          <table:table-cell office:value-type="float" office:value="287278" table:style-name="ce4">
            <text:p><text:s/>287,278<text:s/></text:p>
          </table:table-cell>
          <table:table-cell office:value-type="float" office:value="137209" table:style-name="ce4">
            <text:p><text:s/>137,209<text:s/></text:p>
          </table:table-cell>
          <table:table-cell office:value-type="float" office:value="150069" table:style-name="ce4">
            <text:p><text:s/>150,069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士林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996" table:style-name="ce4">
            <text:p><text:s/>996<text:s/></text:p>
          </table:table-cell>
          <table:table-cell office:value-type="float" office:value="995" table:style-name="ce4">
            <text:p><text:s/>995<text:s/></text:p>
          </table:table-cell>
          <table:table-cell office:value-type="float" office:value="107492" table:style-name="ce4">
            <text:p><text:s/>107,492<text:s/></text:p>
          </table:table-cell>
          <table:table-cell office:value-type="float" office:value="286935" table:style-name="ce4">
            <text:p><text:s/>286,935<text:s/></text:p>
          </table:table-cell>
          <table:table-cell office:value-type="float" office:value="138348" table:style-name="ce4">
            <text:p><text:s/>138,348<text:s/></text:p>
          </table:table-cell>
          <table:table-cell office:value-type="float" office:value="148587" table:style-name="ce4">
            <text:p><text:s/>148,587<text:s/>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北投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28" table:style-name="ce4">
            <text:p><text:s/>828<text:s/></text:p>
          </table:table-cell>
          <table:table-cell office:value-type="float" office:value="826" table:style-name="ce4">
            <text:p><text:s/>826<text:s/></text:p>
          </table:table-cell>
          <table:table-cell office:value-type="float" office:value="97155" table:style-name="ce4">
            <text:p><text:s/>97,155<text:s/></text:p>
          </table:table-cell>
          <table:table-cell office:value-type="float" office:value="255586" table:style-name="ce4">
            <text:p><text:s/>255,586<text:s/></text:p>
          </table:table-cell>
          <table:table-cell office:value-type="float" office:value="122992" table:style-name="ce4">
            <text:p><text:s/>122,992<text:s/></text:p>
          </table:table-cell>
          <table:table-cell office:value-type="float" office:value="132594" table:style-name="ce4">
            <text:p><text:s/>132,594<text:s/>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9月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7 年 9<text:span text:style-name="T1"><text:s/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covered-table-cell/>
          <table:table-cell office:value-type="string" table:style-name="ce8">
            <text:p>合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9586" table:style-name="ce4">
            <text:p><text:s/>9,586<text:s/></text:p>
          </table:table-cell>
          <table:table-cell office:value-type="float" office:value="9565" table:style-name="ce4">
            <text:p><text:s/>9,565<text:s/></text:p>
          </table:table-cell>
          <table:table-cell office:value-type="float" office:value="1056715" table:style-name="ce4">
            <text:p><text:s/>1,056,715<text:s/></text:p>
          </table:table-cell>
          <table:table-cell office:value-type="float" office:value="2669639" table:style-name="ce4">
            <text:p><text:s/>2,669,639<text:s/></text:p>
          </table:table-cell>
          <table:table-cell office:value-type="float" office:value="1274341" table:style-name="ce4">
            <text:p><text:s/>1,274,341<text:s/></text:p>
          </table:table-cell>
          <table:table-cell office:value-type="float" office:value="1395298" table:style-name="ce4">
            <text:p><text:s/>1,395,298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765" table:style-name="ce4">
            <text:p><text:s/>765<text:s/></text:p>
          </table:table-cell>
          <table:table-cell office:value-type="float" office:value="763" table:style-name="ce4">
            <text:p><text:s/>763<text:s/></text:p>
          </table:table-cell>
          <table:table-cell office:value-type="float" office:value="81167" table:style-name="ce4">
            <text:p><text:s/>81,167<text:s/></text:p>
          </table:table-cell>
          <table:table-cell office:value-type="float" office:value="205807" table:style-name="ce4">
            <text:p><text:s/>205,807<text:s/></text:p>
          </table:table-cell>
          <table:table-cell office:value-type="float" office:value="96516" table:style-name="ce4">
            <text:p><text:s/>96,516<text:s/></text:p>
          </table:table-cell>
          <table:table-cell office:value-type="float" office:value="109291" table:style-name="ce4">
            <text:p><text:s/>109,291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4" table:style-name="ce4">
            <text:p><text:s/>904<text:s/></text:p>
          </table:table-cell>
          <table:table-cell office:value-type="float" office:value="89661" table:style-name="ce4">
            <text:p><text:s/>89,661<text:s/></text:p>
          </table:table-cell>
          <table:table-cell office:value-type="float" office:value="223551" table:style-name="ce4">
            <text:p><text:s/>223,551<text:s/></text:p>
          </table:table-cell>
          <table:table-cell office:value-type="float" office:value="106618" table:style-name="ce4">
            <text:p><text:s/>106,618<text:s/></text:p>
          </table:table-cell>
          <table:table-cell office:value-type="float" office:value="116933" table:style-name="ce4">
            <text:p><text:s/>116,933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1026" table:style-name="ce4">
            <text:p><text:s/>1,026<text:s/></text:p>
          </table:table-cell>
          <table:table-cell office:value-type="float" office:value="1022" table:style-name="ce4">
            <text:p><text:s/>1,022<text:s/></text:p>
          </table:table-cell>
          <table:table-cell office:value-type="float" office:value="121393" table:style-name="ce4">
            <text:p><text:s/>121,393<text:s/></text:p>
          </table:table-cell>
          <table:table-cell office:value-type="float" office:value="308628" table:style-name="ce4">
            <text:p><text:s/>308,628<text:s/></text:p>
          </table:table-cell>
          <table:table-cell office:value-type="float" office:value="143909" table:style-name="ce4">
            <text:p><text:s/>143,909<text:s/></text:p>
          </table:table-cell>
          <table:table-cell office:value-type="float" office:value="164719" table:style-name="ce4">
            <text:p><text:s/>164,719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71" table:style-name="ce4">
            <text:p><text:s/>871<text:s/></text:p>
          </table:table-cell>
          <table:table-cell office:value-type="float" office:value="869" table:style-name="ce4">
            <text:p><text:s/>869<text:s/></text:p>
          </table:table-cell>
          <table:table-cell office:value-type="float" office:value="100616" table:style-name="ce4">
            <text:p><text:s/>100,616<text:s/></text:p>
          </table:table-cell>
          <table:table-cell office:value-type="float" office:value="229686" table:style-name="ce4">
            <text:p><text:s/>229,686<text:s/></text:p>
          </table:table-cell>
          <table:table-cell office:value-type="float" office:value="106792" table:style-name="ce4">
            <text:p><text:s/>106,792<text:s/></text:p>
          </table:table-cell>
          <table:table-cell office:value-type="float" office:value="122894" table:style-name="ce4">
            <text:p><text:s/>122,894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583" table:style-name="ce4">
            <text:p><text:s/>583<text:s/></text:p>
          </table:table-cell>
          <table:table-cell office:value-type="float" office:value="581" table:style-name="ce4">
            <text:p><text:s/>581<text:s/></text:p>
          </table:table-cell>
          <table:table-cell office:value-type="float" office:value="65557" table:style-name="ce4">
            <text:p><text:s/>65,557<text:s/></text:p>
          </table:table-cell>
          <table:table-cell office:value-type="float" office:value="159066" table:style-name="ce4">
            <text:p><text:s/>159,066<text:s/></text:p>
          </table:table-cell>
          <table:table-cell office:value-type="float" office:value="75900" table:style-name="ce4">
            <text:p><text:s/>75,900<text:s/></text:p>
          </table:table-cell>
          <table:table-cell office:value-type="float" office:value="83166" table:style-name="ce4">
            <text:p><text:s/>83,166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522" table:style-name="ce4">
            <text:p><text:s/>522<text:s/></text:p>
          </table:table-cell>
          <table:table-cell office:value-type="float" office:value="521" table:style-name="ce4">
            <text:p><text:s/>521<text:s/></text:p>
          </table:table-cell>
          <table:table-cell office:value-type="float" office:value="51890" table:style-name="ce4">
            <text:p><text:s/>51,890<text:s/></text:p>
          </table:table-cell>
          <table:table-cell office:value-type="float" office:value="127926" table:style-name="ce4">
            <text:p><text:s/>127,926<text:s/></text:p>
          </table:table-cell>
          <table:table-cell office:value-type="float" office:value="62338" table:style-name="ce4">
            <text:p><text:s/>62,338<text:s/></text:p>
          </table:table-cell>
          <table:table-cell office:value-type="float" office:value="65588" table:style-name="ce4">
            <text:p><text:s/>65,588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8823" table:style-name="ce4">
            <text:p><text:s/>78,823<text:s/></text:p>
          </table:table-cell>
          <table:table-cell office:value-type="float" office:value="190006" table:style-name="ce4">
            <text:p><text:s/>190,006<text:s/></text:p>
          </table:table-cell>
          <table:table-cell office:value-type="float" office:value="93237" table:style-name="ce4">
            <text:p><text:s/>93,237<text:s/></text:p>
          </table:table-cell>
          <table:table-cell office:value-type="float" office:value="96769" table:style-name="ce4">
            <text:p><text:s/>96,769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1006" table:style-name="ce4">
            <text:p><text:s/>1,006<text:s/></text:p>
          </table:table-cell>
          <table:table-cell office:value-type="float" office:value="1003" table:style-name="ce4">
            <text:p><text:s/>1,003<text:s/></text:p>
          </table:table-cell>
          <table:table-cell office:value-type="float" office:value="106608" table:style-name="ce4">
            <text:p><text:s/>106,608<text:s/></text:p>
          </table:table-cell>
          <table:table-cell office:value-type="float" office:value="273934" table:style-name="ce4">
            <text:p><text:s/>273,934<text:s/></text:p>
          </table:table-cell>
          <table:table-cell office:value-type="float" office:value="131286" table:style-name="ce4">
            <text:p><text:s/>131,286<text:s/></text:p>
          </table:table-cell>
          <table:table-cell office:value-type="float" office:value="142648" table:style-name="ce4">
            <text:p><text:s/>142,648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454" table:style-name="ce4">
            <text:p><text:s/>454<text:s/></text:p>
          </table:table-cell>
          <table:table-cell office:value-type="float" office:value="452" table:style-name="ce4">
            <text:p><text:s/>452<text:s/></text:p>
          </table:table-cell>
          <table:table-cell office:value-type="float" office:value="47337" table:style-name="ce4">
            <text:p><text:s/>47,337<text:s/></text:p>
          </table:table-cell>
          <table:table-cell office:value-type="float" office:value="121698" table:style-name="ce4">
            <text:p><text:s/>121,698<text:s/></text:p>
          </table:table-cell>
          <table:table-cell office:value-type="float" office:value="59459" table:style-name="ce4">
            <text:p><text:s/>59,459<text:s/></text:p>
          </table:table-cell>
          <table:table-cell office:value-type="float" office:value="62239" table:style-name="ce4">
            <text:p><text:s/>62,239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108726" table:style-name="ce4">
            <text:p><text:s/>108,726<text:s/></text:p>
          </table:table-cell>
          <table:table-cell office:value-type="float" office:value="287118" table:style-name="ce4">
            <text:p><text:s/>287,118<text:s/></text:p>
          </table:table-cell>
          <table:table-cell office:value-type="float" office:value="137139" table:style-name="ce4">
            <text:p><text:s/>137,139<text:s/></text:p>
          </table:table-cell>
          <table:table-cell office:value-type="float" office:value="149979" table:style-name="ce4">
            <text:p><text:s/>149,979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996" table:style-name="ce4">
            <text:p><text:s/>996<text:s/></text:p>
          </table:table-cell>
          <table:table-cell office:value-type="float" office:value="995" table:style-name="ce4">
            <text:p><text:s/>995<text:s/></text:p>
          </table:table-cell>
          <table:table-cell office:value-type="float" office:value="107588" table:style-name="ce4">
            <text:p><text:s/>107,588<text:s/></text:p>
          </table:table-cell>
          <table:table-cell office:value-type="float" office:value="286725" table:style-name="ce4">
            <text:p><text:s/>286,725<text:s/></text:p>
          </table:table-cell>
          <table:table-cell office:value-type="float" office:value="138217" table:style-name="ce4">
            <text:p><text:s/>138,217<text:s/></text:p>
          </table:table-cell>
          <table:table-cell office:value-type="float" office:value="148508" table:style-name="ce4">
            <text:p><text:s/>148,508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28" table:style-name="ce4">
            <text:p><text:s/>828<text:s/></text:p>
          </table:table-cell>
          <table:table-cell office:value-type="float" office:value="826" table:style-name="ce4">
            <text:p><text:s/>826<text:s/></text:p>
          </table:table-cell>
          <table:table-cell office:value-type="float" office:value="97349" table:style-name="ce4">
            <text:p><text:s/>97,349<text:s/></text:p>
          </table:table-cell>
          <table:table-cell office:value-type="float" office:value="255494" table:style-name="ce4">
            <text:p><text:s/>255,494<text:s/></text:p>
          </table:table-cell>
          <table:table-cell office:value-type="float" office:value="122930" table:style-name="ce4">
            <text:p><text:s/>122,930<text:s/></text:p>
          </table:table-cell>
          <table:table-cell office:value-type="float" office:value="132564" table:style-name="ce4">
            <text:p><text:s/>132,564<text:s/>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月" table:style-name="ta1">
        <table:table-column table:style-name="co5" table:default-cell-style-name="ce1"/>
        <table:table-column table:style-name="co6" table:number-columns-repeated="4" table:default-cell-style-name="ce1"/>
        <table:table-column table:style-name="co7" table:number-columns-repeated="4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7 年 10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總計</text:p>
          </table:table-cell>
          <table:table-cell office:value-type="float" office:value="456" table:style-name="ce10">
            <text:p>456</text:p>
          </table:table-cell>
          <table:table-cell office:value-type="float" office:value="456" table:style-name="ce10">
            <text:p>456</text:p>
          </table:table-cell>
          <table:table-cell office:value-type="float" office:value="9586" table:style-name="ce10">
            <text:p>9586</text:p>
          </table:table-cell>
          <table:table-cell office:value-type="float" office:value="9567" table:style-name="ce10">
            <text:p>9567</text:p>
          </table:table-cell>
          <table:table-cell office:value-type="float" office:value="1056354" table:style-name="ce10">
            <text:p>1056354</text:p>
          </table:table-cell>
          <table:table-cell office:value-type="float" office:value="2669874" table:style-name="ce10">
            <text:p>2669874</text:p>
          </table:table-cell>
          <table:table-cell office:value-type="float" office:value="1274295" table:style-name="ce10">
            <text:p>1274295</text:p>
          </table:table-cell>
          <table:table-cell office:value-type="float" office:value="1395579" table:style-name="ce10">
            <text:p>139557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松山</text:p>
          </table:table-cell>
          <table:table-cell office:value-type="float" office:value="33" table:style-name="ce10">
            <text:p>33</text:p>
          </table:table-cell>
          <table:table-cell office:value-type="float" office:value="33" table:style-name="ce10">
            <text:p>33</text:p>
          </table:table-cell>
          <table:table-cell office:value-type="float" office:value="765" table:style-name="ce10">
            <text:p>765</text:p>
          </table:table-cell>
          <table:table-cell office:value-type="float" office:value="763" table:style-name="ce10">
            <text:p>763</text:p>
          </table:table-cell>
          <table:table-cell office:value-type="float" office:value="81128" table:style-name="ce10">
            <text:p>81128</text:p>
          </table:table-cell>
          <table:table-cell office:value-type="float" office:value="205826" table:style-name="ce10">
            <text:p>205826</text:p>
          </table:table-cell>
          <table:table-cell office:value-type="float" office:value="96504" table:style-name="ce10">
            <text:p>96504</text:p>
          </table:table-cell>
          <table:table-cell office:value-type="float" office:value="109322" table:style-name="ce10">
            <text:p>10932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信義</text:p>
          </table:table-cell>
          <table:table-cell office:value-type="float" office:value="41" table:style-name="ce10">
            <text:p>41</text:p>
          </table:table-cell>
          <table:table-cell office:value-type="float" office:value="41" table:style-name="ce10">
            <text:p>41</text:p>
          </table:table-cell>
          <table:table-cell office:value-type="float" office:value="906" table:style-name="ce10">
            <text:p>906</text:p>
          </table:table-cell>
          <table:table-cell office:value-type="float" office:value="904" table:style-name="ce10">
            <text:p>904</text:p>
          </table:table-cell>
          <table:table-cell office:value-type="float" office:value="89625" table:style-name="ce10">
            <text:p>89625</text:p>
          </table:table-cell>
          <table:table-cell office:value-type="float" office:value="223594" table:style-name="ce10">
            <text:p>223594</text:p>
          </table:table-cell>
          <table:table-cell office:value-type="float" office:value="106595" table:style-name="ce10">
            <text:p>106595</text:p>
          </table:table-cell>
          <table:table-cell office:value-type="float" office:value="116999" table:style-name="ce10">
            <text:p>11699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大安</text:p>
          </table:table-cell>
          <table:table-cell office:value-type="float" office:value="53" table:style-name="ce10">
            <text:p>53</text:p>
          </table:table-cell>
          <table:table-cell office:value-type="float" office:value="53" table:style-name="ce10">
            <text:p>53</text:p>
          </table:table-cell>
          <table:table-cell office:value-type="float" office:value="1026" table:style-name="ce10">
            <text:p>1026</text:p>
          </table:table-cell>
          <table:table-cell office:value-type="float" office:value="1022" table:style-name="ce10">
            <text:p>1022</text:p>
          </table:table-cell>
          <table:table-cell office:value-type="float" office:value="121422" table:style-name="ce10">
            <text:p>121422</text:p>
          </table:table-cell>
          <table:table-cell office:value-type="float" office:value="308835" table:style-name="ce10">
            <text:p>308835</text:p>
          </table:table-cell>
          <table:table-cell office:value-type="float" office:value="143978" table:style-name="ce10">
            <text:p>143978</text:p>
          </table:table-cell>
          <table:table-cell office:value-type="float" office:value="164857" table:style-name="ce10">
            <text:p>16485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中山</text:p>
          </table:table-cell>
          <table:table-cell office:value-type="float" office:value="42" table:style-name="ce10">
            <text:p>42</text:p>
          </table:table-cell>
          <table:table-cell office:value-type="float" office:value="42" table:style-name="ce10">
            <text:p>42</text:p>
          </table:table-cell>
          <table:table-cell office:value-type="float" office:value="871" table:style-name="ce10">
            <text:p>871</text:p>
          </table:table-cell>
          <table:table-cell office:value-type="float" office:value="869" table:style-name="ce10">
            <text:p>869</text:p>
          </table:table-cell>
          <table:table-cell office:value-type="float" office:value="100583" table:style-name="ce10">
            <text:p>100583</text:p>
          </table:table-cell>
          <table:table-cell office:value-type="float" office:value="229680" table:style-name="ce10">
            <text:p>229680</text:p>
          </table:table-cell>
          <table:table-cell office:value-type="float" office:value="106777" table:style-name="ce10">
            <text:p>106777</text:p>
          </table:table-cell>
          <table:table-cell office:value-type="float" office:value="122903" table:style-name="ce10">
            <text:p>122903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中正</text:p>
          </table:table-cell>
          <table:table-cell office:value-type="float" office:value="31" table:style-name="ce10">
            <text:p>31</text:p>
          </table:table-cell>
          <table:table-cell office:value-type="float" office:value="31" table:style-name="ce10">
            <text:p>31</text:p>
          </table:table-cell>
          <table:table-cell office:value-type="float" office:value="583" table:style-name="ce10">
            <text:p>583</text:p>
          </table:table-cell>
          <table:table-cell office:value-type="float" office:value="583" table:style-name="ce10">
            <text:p>583</text:p>
          </table:table-cell>
          <table:table-cell office:value-type="float" office:value="65494" table:style-name="ce10">
            <text:p>65494</text:p>
          </table:table-cell>
          <table:table-cell office:value-type="float" office:value="159026" table:style-name="ce10">
            <text:p>159026</text:p>
          </table:table-cell>
          <table:table-cell office:value-type="float" office:value="75899" table:style-name="ce10">
            <text:p>75899</text:p>
          </table:table-cell>
          <table:table-cell office:value-type="float" office:value="83127" table:style-name="ce10">
            <text:p>83127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大同</text:p>
          </table:table-cell>
          <table:table-cell office:value-type="float" office:value="25" table:style-name="ce10">
            <text:p>25</text:p>
          </table:table-cell>
          <table:table-cell office:value-type="float" office:value="25" table:style-name="ce10">
            <text:p>25</text:p>
          </table:table-cell>
          <table:table-cell office:value-type="float" office:value="522" table:style-name="ce10">
            <text:p>522</text:p>
          </table:table-cell>
          <table:table-cell office:value-type="float" office:value="521" table:style-name="ce10">
            <text:p>521</text:p>
          </table:table-cell>
          <table:table-cell office:value-type="float" office:value="51833" table:style-name="ce10">
            <text:p>51833</text:p>
          </table:table-cell>
          <table:table-cell office:value-type="float" office:value="127833" table:style-name="ce10">
            <text:p>127833</text:p>
          </table:table-cell>
          <table:table-cell office:value-type="float" office:value="62298" table:style-name="ce10">
            <text:p>62298</text:p>
          </table:table-cell>
          <table:table-cell office:value-type="float" office:value="65535" table:style-name="ce10">
            <text:p>65535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萬華</text:p>
          </table:table-cell>
          <table:table-cell office:value-type="float" office:value="36" table:style-name="ce10">
            <text:p>36</text:p>
          </table:table-cell>
          <table:table-cell office:value-type="float" office:value="36" table:style-name="ce10">
            <text:p>36</text:p>
          </table:table-cell>
          <table:table-cell office:value-type="float" office:value="723" table:style-name="ce10">
            <text:p>723</text:p>
          </table:table-cell>
          <table:table-cell office:value-type="float" office:value="723" table:style-name="ce10">
            <text:p>723</text:p>
          </table:table-cell>
          <table:table-cell office:value-type="float" office:value="78780" table:style-name="ce10">
            <text:p>78780</text:p>
          </table:table-cell>
          <table:table-cell office:value-type="float" office:value="189875" table:style-name="ce10">
            <text:p>189875</text:p>
          </table:table-cell>
          <table:table-cell office:value-type="float" office:value="93143" table:style-name="ce10">
            <text:p>93143</text:p>
          </table:table-cell>
          <table:table-cell office:value-type="float" office:value="96732" table:style-name="ce10">
            <text:p>96732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文山</text:p>
          </table:table-cell>
          <table:table-cell office:value-type="float" office:value="43" table:style-name="ce10">
            <text:p>43</text:p>
          </table:table-cell>
          <table:table-cell office:value-type="float" office:value="43" table:style-name="ce10">
            <text:p>43</text:p>
          </table:table-cell>
          <table:table-cell office:value-type="float" office:value="1006" table:style-name="ce10">
            <text:p>1006</text:p>
          </table:table-cell>
          <table:table-cell office:value-type="float" office:value="1003" table:style-name="ce10">
            <text:p>1003</text:p>
          </table:table-cell>
          <table:table-cell office:value-type="float" office:value="106542" table:style-name="ce10">
            <text:p>106542</text:p>
          </table:table-cell>
          <table:table-cell office:value-type="float" office:value="273883" table:style-name="ce10">
            <text:p>273883</text:p>
          </table:table-cell>
          <table:table-cell office:value-type="float" office:value="131260" table:style-name="ce10">
            <text:p>131260</text:p>
          </table:table-cell>
          <table:table-cell office:value-type="float" office:value="142623" table:style-name="ce10">
            <text:p>142623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南港</text:p>
          </table:table-cell>
          <table:table-cell office:value-type="float" office:value="20" table:style-name="ce10">
            <text:p>20</text:p>
          </table:table-cell>
          <table:table-cell office:value-type="float" office:value="20" table:style-name="ce10">
            <text:p>20</text:p>
          </table:table-cell>
          <table:table-cell office:value-type="float" office:value="454" table:style-name="ce10">
            <text:p>454</text:p>
          </table:table-cell>
          <table:table-cell office:value-type="float" office:value="452" table:style-name="ce10">
            <text:p>452</text:p>
          </table:table-cell>
          <table:table-cell office:value-type="float" office:value="47358" table:style-name="ce10">
            <text:p>47358</text:p>
          </table:table-cell>
          <table:table-cell office:value-type="float" office:value="121769" table:style-name="ce10">
            <text:p>121769</text:p>
          </table:table-cell>
          <table:table-cell office:value-type="float" office:value="59479" table:style-name="ce10">
            <text:p>59479</text:p>
          </table:table-cell>
          <table:table-cell office:value-type="float" office:value="62290" table:style-name="ce10">
            <text:p>62290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內湖</text:p>
          </table:table-cell>
          <table:table-cell office:value-type="float" office:value="39" table:style-name="ce10">
            <text:p>39</text:p>
          </table:table-cell>
          <table:table-cell office:value-type="float" office:value="39" table:style-name="ce10">
            <text:p>39</text:p>
          </table:table-cell>
          <table:table-cell office:value-type="float" office:value="906" table:style-name="ce10">
            <text:p>906</text:p>
          </table:table-cell>
          <table:table-cell office:value-type="float" office:value="906" table:style-name="ce10">
            <text:p>906</text:p>
          </table:table-cell>
          <table:table-cell office:value-type="float" office:value="108673" table:style-name="ce10">
            <text:p>108673</text:p>
          </table:table-cell>
          <table:table-cell office:value-type="float" office:value="287227" table:style-name="ce10">
            <text:p>287227</text:p>
          </table:table-cell>
          <table:table-cell office:value-type="float" office:value="137158" table:style-name="ce10">
            <text:p>137158</text:p>
          </table:table-cell>
          <table:table-cell office:value-type="float" office:value="150069" table:style-name="ce10">
            <text:p>15006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士林</text:p>
          </table:table-cell>
          <table:table-cell office:value-type="float" office:value="51" table:style-name="ce10">
            <text:p>51</text:p>
          </table:table-cell>
          <table:table-cell office:value-type="float" office:value="51" table:style-name="ce10">
            <text:p>51</text:p>
          </table:table-cell>
          <table:table-cell office:value-type="float" office:value="996" table:style-name="ce10">
            <text:p>996</text:p>
          </table:table-cell>
          <table:table-cell office:value-type="float" office:value="995" table:style-name="ce10">
            <text:p>995</text:p>
          </table:table-cell>
          <table:table-cell office:value-type="float" office:value="107554" table:style-name="ce10">
            <text:p>107554</text:p>
          </table:table-cell>
          <table:table-cell office:value-type="float" office:value="286695" table:style-name="ce10">
            <text:p>286695</text:p>
          </table:table-cell>
          <table:table-cell office:value-type="float" office:value="138206" table:style-name="ce10">
            <text:p>138206</text:p>
          </table:table-cell>
          <table:table-cell office:value-type="float" office:value="148489" table:style-name="ce10">
            <text:p>148489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北投</text:p>
          </table:table-cell>
          <table:table-cell office:value-type="float" office:value="42" table:style-name="ce10">
            <text:p>42</text:p>
          </table:table-cell>
          <table:table-cell office:value-type="float" office:value="42" table:style-name="ce10">
            <text:p>42</text:p>
          </table:table-cell>
          <table:table-cell office:value-type="float" office:value="828" table:style-name="ce10">
            <text:p>828</text:p>
          </table:table-cell>
          <table:table-cell office:value-type="float" office:value="826" table:style-name="ce10">
            <text:p>826</text:p>
          </table:table-cell>
          <table:table-cell office:value-type="float" office:value="97362" table:style-name="ce10">
            <text:p>97362</text:p>
          </table:table-cell>
          <table:table-cell office:value-type="float" office:value="255631" table:style-name="ce10">
            <text:p>255631</text:p>
          </table:table-cell>
          <table:table-cell office:value-type="float" office:value="122998" table:style-name="ce10">
            <text:p>122998</text:p>
          </table:table-cell>
          <table:table-cell office:value-type="float" office:value="132633" table:style-name="ce10">
            <text:p>132633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1月" table:style-name="ta1">
        <table:table-column table:style-name="co5" table:default-cell-style-name="ce1"/>
        <table:table-column table:style-name="co8" table:number-columns-repeated="4" table:default-cell-style-name="ce1"/>
        <table:table-column table:style-name="co9" table:number-columns-repeated="4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9" table:number-rows-spanned="1" table:style-name="ce5">
            <text:p>臺北市   107 年 11<text:s/><text:span text:style-name="T1"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6">
            <text:p>里數</text:p>
          </table:table-cell>
          <table:covered-table-cell/>
          <table:table-cell office:value-type="string" table:number-columns-spanned="2" table:number-rows-spanned="1" table:style-name="ce6">
            <text:p>鄰數</text:p>
          </table:table-cell>
          <table:covered-table-cell/>
          <table:table-cell office:value-type="string" table:number-columns-spanned="1" table:number-rows-spanned="2" table:style-name="ce6">
            <text:p>戶數</text:p>
          </table:table-cell>
          <table:table-cell office:value-type="string" table:number-columns-spanned="3" table:number-rows-spanned="1" table:style-name="ce6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table-cell office:value-type="string" table:style-name="ce8">
            <text:p>現有門牌</text:p>
          </table:table-cell>
          <table:table-cell office:value-type="string" table:style-name="ce8">
            <text:p>戶籍登記</text:p>
          </table:table-cell>
          <table:covered-table-cell/>
          <table:table-cell office:value-type="string" table:style-name="ce8">
            <text:p>合計</text:p>
          </table:table-cell>
          <table:table-cell office:value-type="string" table:style-name="ce8">
            <text:p>男</text:p>
          </table:table-cell>
          <table:table-cell office:value-type="string" table:style-name="ce8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9586" table:style-name="ce4">
            <text:p><text:s/>9,586<text:s/></text:p>
          </table:table-cell>
          <table:table-cell office:value-type="float" office:value="9567" table:style-name="ce4">
            <text:p><text:s/>9,567<text:s/></text:p>
          </table:table-cell>
          <table:table-cell office:value-type="float" office:value="1056190" table:style-name="ce4">
            <text:p><text:s/>1,056,190<text:s/></text:p>
          </table:table-cell>
          <table:table-cell office:value-type="float" office:value="2669634" table:style-name="ce4">
            <text:p><text:s/>2,669,634<text:s/></text:p>
          </table:table-cell>
          <table:table-cell office:value-type="float" office:value="1274089" table:style-name="ce4">
            <text:p><text:s/>1,274,089<text:s/></text:p>
          </table:table-cell>
          <table:table-cell office:value-type="float" office:value="1395545" table:style-name="ce4">
            <text:p><text:s/>1,395,545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765" table:style-name="ce4">
            <text:p><text:s/>765<text:s/></text:p>
          </table:table-cell>
          <table:table-cell office:value-type="float" office:value="763" table:style-name="ce4">
            <text:p><text:s/>763<text:s/></text:p>
          </table:table-cell>
          <table:table-cell office:value-type="float" office:value="81083" table:style-name="ce4">
            <text:p><text:s/>81,083<text:s/></text:p>
          </table:table-cell>
          <table:table-cell office:value-type="float" office:value="205688" table:style-name="ce4">
            <text:p><text:s/>205,688<text:s/></text:p>
          </table:table-cell>
          <table:table-cell office:value-type="float" office:value="96419" table:style-name="ce4">
            <text:p><text:s/>96,419<text:s/></text:p>
          </table:table-cell>
          <table:table-cell office:value-type="float" office:value="109269" table:style-name="ce4">
            <text:p><text:s/>109,269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4" table:style-name="ce4">
            <text:p><text:s/>904<text:s/></text:p>
          </table:table-cell>
          <table:table-cell office:value-type="float" office:value="89598" table:style-name="ce4">
            <text:p><text:s/>89,598<text:s/></text:p>
          </table:table-cell>
          <table:table-cell office:value-type="float" office:value="223530" table:style-name="ce4">
            <text:p><text:s/>223,530<text:s/></text:p>
          </table:table-cell>
          <table:table-cell office:value-type="float" office:value="106537" table:style-name="ce4">
            <text:p><text:s/>106,537<text:s/></text:p>
          </table:table-cell>
          <table:table-cell office:value-type="float" office:value="116993" table:style-name="ce4">
            <text:p><text:s/>116,993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1026" table:style-name="ce4">
            <text:p><text:s/>1,026<text:s/></text:p>
          </table:table-cell>
          <table:table-cell office:value-type="float" office:value="1022" table:style-name="ce4">
            <text:p><text:s/>1,022<text:s/></text:p>
          </table:table-cell>
          <table:table-cell office:value-type="float" office:value="121376" table:style-name="ce4">
            <text:p><text:s/>121,376<text:s/></text:p>
          </table:table-cell>
          <table:table-cell office:value-type="float" office:value="308887" table:style-name="ce4">
            <text:p><text:s/>308,887<text:s/></text:p>
          </table:table-cell>
          <table:table-cell office:value-type="float" office:value="144007" table:style-name="ce4">
            <text:p><text:s/>144,007<text:s/></text:p>
          </table:table-cell>
          <table:table-cell office:value-type="float" office:value="164880" table:style-name="ce4">
            <text:p><text:s/>164,880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71" table:style-name="ce4">
            <text:p><text:s/>871<text:s/></text:p>
          </table:table-cell>
          <table:table-cell office:value-type="float" office:value="869" table:style-name="ce4">
            <text:p><text:s/>869<text:s/></text:p>
          </table:table-cell>
          <table:table-cell office:value-type="float" office:value="100531" table:style-name="ce4">
            <text:p><text:s/>100,531<text:s/></text:p>
          </table:table-cell>
          <table:table-cell office:value-type="float" office:value="229654" table:style-name="ce4">
            <text:p><text:s/>229,654<text:s/></text:p>
          </table:table-cell>
          <table:table-cell office:value-type="float" office:value="106776" table:style-name="ce4">
            <text:p><text:s/>106,776<text:s/></text:p>
          </table:table-cell>
          <table:table-cell office:value-type="float" office:value="122878" table:style-name="ce4">
            <text:p><text:s/>122,878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583" table:style-name="ce4">
            <text:p><text:s/>583<text:s/></text:p>
          </table:table-cell>
          <table:table-cell office:value-type="float" office:value="583" table:style-name="ce4">
            <text:p><text:s/>583<text:s/></text:p>
          </table:table-cell>
          <table:table-cell office:value-type="float" office:value="65473" table:style-name="ce4">
            <text:p><text:s/>65,473<text:s/></text:p>
          </table:table-cell>
          <table:table-cell office:value-type="float" office:value="159002" table:style-name="ce4">
            <text:p><text:s/>159,002<text:s/></text:p>
          </table:table-cell>
          <table:table-cell office:value-type="float" office:value="75927" table:style-name="ce4">
            <text:p><text:s/>75,927<text:s/></text:p>
          </table:table-cell>
          <table:table-cell office:value-type="float" office:value="83075" table:style-name="ce4">
            <text:p><text:s/>83,075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522" table:style-name="ce4">
            <text:p><text:s/>522<text:s/></text:p>
          </table:table-cell>
          <table:table-cell office:value-type="float" office:value="521" table:style-name="ce4">
            <text:p><text:s/>521<text:s/></text:p>
          </table:table-cell>
          <table:table-cell office:value-type="float" office:value="51814" table:style-name="ce4">
            <text:p><text:s/>51,814<text:s/></text:p>
          </table:table-cell>
          <table:table-cell office:value-type="float" office:value="127774" table:style-name="ce4">
            <text:p><text:s/>127,774<text:s/></text:p>
          </table:table-cell>
          <table:table-cell office:value-type="float" office:value="62247" table:style-name="ce4">
            <text:p><text:s/>62,247<text:s/></text:p>
          </table:table-cell>
          <table:table-cell office:value-type="float" office:value="65527" table:style-name="ce4">
            <text:p><text:s/>65,527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23" table:style-name="ce4">
            <text:p><text:s/>723<text:s/></text:p>
          </table:table-cell>
          <table:table-cell office:value-type="float" office:value="78761" table:style-name="ce4">
            <text:p><text:s/>78,761<text:s/></text:p>
          </table:table-cell>
          <table:table-cell office:value-type="float" office:value="189729" table:style-name="ce4">
            <text:p><text:s/>189,729<text:s/></text:p>
          </table:table-cell>
          <table:table-cell office:value-type="float" office:value="93047" table:style-name="ce4">
            <text:p><text:s/>93,047<text:s/></text:p>
          </table:table-cell>
          <table:table-cell office:value-type="float" office:value="96682" table:style-name="ce4">
            <text:p><text:s/>96,682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1006" table:style-name="ce4">
            <text:p><text:s/>1,006<text:s/></text:p>
          </table:table-cell>
          <table:table-cell office:value-type="float" office:value="1003" table:style-name="ce4">
            <text:p><text:s/>1,003<text:s/></text:p>
          </table:table-cell>
          <table:table-cell office:value-type="float" office:value="106562" table:style-name="ce4">
            <text:p><text:s/>106,562<text:s/></text:p>
          </table:table-cell>
          <table:table-cell office:value-type="float" office:value="273872" table:style-name="ce4">
            <text:p><text:s/>273,872<text:s/></text:p>
          </table:table-cell>
          <table:table-cell office:value-type="float" office:value="131240" table:style-name="ce4">
            <text:p><text:s/>131,240<text:s/></text:p>
          </table:table-cell>
          <table:table-cell office:value-type="float" office:value="142632" table:style-name="ce4">
            <text:p><text:s/>142,632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454" table:style-name="ce4">
            <text:p><text:s/>454<text:s/></text:p>
          </table:table-cell>
          <table:table-cell office:value-type="float" office:value="452" table:style-name="ce4">
            <text:p><text:s/>452<text:s/></text:p>
          </table:table-cell>
          <table:table-cell office:value-type="float" office:value="47340" table:style-name="ce4">
            <text:p><text:s/>47,340<text:s/></text:p>
          </table:table-cell>
          <table:table-cell office:value-type="float" office:value="121705" table:style-name="ce4">
            <text:p><text:s/>121,705<text:s/></text:p>
          </table:table-cell>
          <table:table-cell office:value-type="float" office:value="59438" table:style-name="ce4">
            <text:p><text:s/>59,438<text:s/></text:p>
          </table:table-cell>
          <table:table-cell office:value-type="float" office:value="62267" table:style-name="ce4">
            <text:p><text:s/>62,267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906" table:style-name="ce4">
            <text:p><text:s/>906<text:s/></text:p>
          </table:table-cell>
          <table:table-cell office:value-type="float" office:value="108711" table:style-name="ce4">
            <text:p><text:s/>108,711<text:s/></text:p>
          </table:table-cell>
          <table:table-cell office:value-type="float" office:value="287374" table:style-name="ce4">
            <text:p><text:s/>287,374<text:s/></text:p>
          </table:table-cell>
          <table:table-cell office:value-type="float" office:value="137219" table:style-name="ce4">
            <text:p><text:s/>137,219<text:s/></text:p>
          </table:table-cell>
          <table:table-cell office:value-type="float" office:value="150155" table:style-name="ce4">
            <text:p><text:s/>150,155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996" table:style-name="ce4">
            <text:p><text:s/>996<text:s/></text:p>
          </table:table-cell>
          <table:table-cell office:value-type="float" office:value="995" table:style-name="ce4">
            <text:p><text:s/>995<text:s/></text:p>
          </table:table-cell>
          <table:table-cell office:value-type="float" office:value="107545" table:style-name="ce4">
            <text:p><text:s/>107,545<text:s/></text:p>
          </table:table-cell>
          <table:table-cell office:value-type="float" office:value="286701" table:style-name="ce4">
            <text:p><text:s/>286,701<text:s/></text:p>
          </table:table-cell>
          <table:table-cell office:value-type="float" office:value="138170" table:style-name="ce4">
            <text:p><text:s/>138,170<text:s/></text:p>
          </table:table-cell>
          <table:table-cell office:value-type="float" office:value="148531" table:style-name="ce4">
            <text:p><text:s/>148,531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828" table:style-name="ce4">
            <text:p><text:s/>828<text:s/></text:p>
          </table:table-cell>
          <table:table-cell office:value-type="float" office:value="826" table:style-name="ce4">
            <text:p><text:s/>826<text:s/></text:p>
          </table:table-cell>
          <table:table-cell office:value-type="float" office:value="97396" table:style-name="ce4">
            <text:p><text:s/>97,396<text:s/></text:p>
          </table:table-cell>
          <table:table-cell office:value-type="float" office:value="255718" table:style-name="ce4">
            <text:p><text:s/>255,718<text:s/></text:p>
          </table:table-cell>
          <table:table-cell office:value-type="float" office:value="123062" table:style-name="ce4">
            <text:p><text:s/>123,062<text:s/></text:p>
          </table:table-cell>
          <table:table-cell office:value-type="float" office:value="132656" table:style-name="ce4">
            <text:p><text:s/>132,656<text:s/>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7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2月" table:style-name="ta1">
        <table:table-column table:style-name="co5" table:default-cell-style-name="ce1"/>
        <table:table-column table:style-name="co8" table:number-columns-repeated="4" table:default-cell-style-name="ce1"/>
        <table:table-column table:style-name="co9" table:number-columns-repeated="4" table:default-cell-style-name="ce1"/>
        <table:table-column table:style-name="co1" table:number-columns-repeated="16375" table:default-cell-style-name="ce1"/>
        <table:table-row table:style-name="ro1">
          <table:table-cell office:value-type="string" table:number-columns-spanned="9" table:number-rows-spanned="1" table:style-name="ce20">
            <text:p>臺北市   107 年 12<text:span text:style-name="T2"><text:s/></text:span>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6">
            <text:p>區別</text:p>
          </table:table-cell>
          <table:table-cell office:value-type="string" table:number-columns-spanned="2" table:number-rows-spanned="1" table:style-name="ce21">
            <text:p>里數</text:p>
          </table:table-cell>
          <table:covered-table-cell/>
          <table:table-cell office:value-type="string" table:number-columns-spanned="2" table:number-rows-spanned="1" table:style-name="ce17">
            <text:p>鄰數</text:p>
          </table:table-cell>
          <table:covered-table-cell/>
          <table:table-cell office:value-type="string" table:number-columns-spanned="1" table:number-rows-spanned="2" table:style-name="ce17">
            <text:p>戶數</text:p>
          </table:table-cell>
          <table:table-cell office:value-type="string" table:number-columns-spanned="3" table:number-rows-spanned="1" table:style-name="ce17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8">
            <text:p>現有門牌</text:p>
          </table:table-cell>
          <table:table-cell office:value-type="string" table:style-name="ce14">
            <text:p>戶籍登記</text:p>
          </table:table-cell>
          <table:table-cell office:value-type="string" table:style-name="ce18">
            <text:p>現有門牌</text:p>
          </table:table-cell>
          <table:table-cell office:value-type="string" table:style-name="ce18">
            <text:p>戶籍登記</text:p>
          </table:table-cell>
          <table:covered-table-cell/>
          <table:table-cell office:value-type="string" table:style-name="ce18">
            <text:p>合計</text:p>
          </table:table-cell>
          <table:table-cell office:value-type="string" table:style-name="ce18">
            <text:p>男</text:p>
          </table:table-cell>
          <table:table-cell office:value-type="string" table:style-name="ce18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456" table:style-name="ce4">
            <text:p><text:s/>456<text:s/></text:p>
          </table:table-cell>
          <table:table-cell office:value-type="float" office:value="456" table:style-name="ce15">
            <text:p><text:s/>456<text:s/></text:p>
          </table:table-cell>
          <table:table-cell office:value-type="float" office:value="9585" table:style-name="ce19">
            <text:p><text:s/>9,585<text:s/></text:p>
          </table:table-cell>
          <table:table-cell office:value-type="float" office:value="9569" table:style-name="ce19">
            <text:p><text:s/>9,569<text:s/></text:p>
          </table:table-cell>
          <table:table-cell office:value-type="float" office:value="1056233" table:style-name="ce19">
            <text:p><text:s/>1,056,233<text:s/></text:p>
          </table:table-cell>
          <table:table-cell office:value-type="float" office:value="2668572" table:style-name="ce19">
            <text:p><text:s/>2,668,572<text:s/></text:p>
          </table:table-cell>
          <table:table-cell office:value-type="float" office:value="1273375" table:style-name="ce19">
            <text:p><text:s/>1,273,375<text:s/></text:p>
          </table:table-cell>
          <table:table-cell office:value-type="float" office:value="1395197" table:style-name="ce19">
            <text:p><text:s/>1,395,197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松山</text:p>
          </table:table-cell>
          <table:table-cell office:value-type="float" office:value="33" table:style-name="ce4">
            <text:p><text:s/>33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765" table:style-name="ce19">
            <text:p><text:s/>765<text:s/></text:p>
          </table:table-cell>
          <table:table-cell office:value-type="float" office:value="763" table:style-name="ce19">
            <text:p><text:s/>763<text:s/></text:p>
          </table:table-cell>
          <table:table-cell office:value-type="float" office:value="81128" table:style-name="ce19">
            <text:p><text:s/>81,128<text:s/></text:p>
          </table:table-cell>
          <table:table-cell office:value-type="float" office:value="205702" table:style-name="ce19">
            <text:p><text:s/>205,702<text:s/></text:p>
          </table:table-cell>
          <table:table-cell office:value-type="float" office:value="96393" table:style-name="ce19">
            <text:p><text:s/>96,393<text:s/></text:p>
          </table:table-cell>
          <table:table-cell office:value-type="float" office:value="109309" table:style-name="ce19">
            <text:p><text:s/>109,309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信義</text:p>
          </table:table-cell>
          <table:table-cell office:value-type="float" office:value="41" table:style-name="ce4">
            <text:p><text:s/>41<text:s/></text:p>
          </table:table-cell>
          <table:table-cell office:value-type="float" office:value="41" table:style-name="ce15">
            <text:p><text:s/>41<text:s/></text:p>
          </table:table-cell>
          <table:table-cell office:value-type="float" office:value="905" table:style-name="ce19">
            <text:p><text:s/>905<text:s/></text:p>
          </table:table-cell>
          <table:table-cell office:value-type="float" office:value="904" table:style-name="ce19">
            <text:p><text:s/>904<text:s/></text:p>
          </table:table-cell>
          <table:table-cell office:value-type="float" office:value="89574" table:style-name="ce19">
            <text:p><text:s/>89,574<text:s/></text:p>
          </table:table-cell>
          <table:table-cell office:value-type="float" office:value="223406" table:style-name="ce19">
            <text:p><text:s/>223,406<text:s/></text:p>
          </table:table-cell>
          <table:table-cell office:value-type="float" office:value="106457" table:style-name="ce19">
            <text:p><text:s/>106,457<text:s/></text:p>
          </table:table-cell>
          <table:table-cell office:value-type="float" office:value="116949" table:style-name="ce19">
            <text:p><text:s/>116,949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大安</text:p>
          </table:table-cell>
          <table:table-cell office:value-type="float" office:value="53" table:style-name="ce4">
            <text:p><text:s/>53<text:s/></text:p>
          </table:table-cell>
          <table:table-cell office:value-type="float" office:value="53" table:style-name="ce15">
            <text:p><text:s/>53<text:s/></text:p>
          </table:table-cell>
          <table:table-cell office:value-type="float" office:value="1026" table:style-name="ce19">
            <text:p><text:s/>1,026<text:s/></text:p>
          </table:table-cell>
          <table:table-cell office:value-type="float" office:value="1022" table:style-name="ce19">
            <text:p><text:s/>1,022<text:s/></text:p>
          </table:table-cell>
          <table:table-cell office:value-type="float" office:value="121344" table:style-name="ce19">
            <text:p><text:s/>121,344<text:s/></text:p>
          </table:table-cell>
          <table:table-cell office:value-type="float" office:value="308843" table:style-name="ce19">
            <text:p><text:s/>308,843<text:s/></text:p>
          </table:table-cell>
          <table:table-cell office:value-type="float" office:value="144007" table:style-name="ce19">
            <text:p><text:s/>144,007<text:s/></text:p>
          </table:table-cell>
          <table:table-cell office:value-type="float" office:value="164836" table:style-name="ce19">
            <text:p><text:s/>164,836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中山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871" table:style-name="ce19">
            <text:p><text:s/>871<text:s/></text:p>
          </table:table-cell>
          <table:table-cell office:value-type="float" office:value="869" table:style-name="ce19">
            <text:p><text:s/>869<text:s/></text:p>
          </table:table-cell>
          <table:table-cell office:value-type="float" office:value="100494" table:style-name="ce19">
            <text:p><text:s/>100,494<text:s/></text:p>
          </table:table-cell>
          <table:table-cell office:value-type="float" office:value="229456" table:style-name="ce19">
            <text:p><text:s/>229,456<text:s/></text:p>
          </table:table-cell>
          <table:table-cell office:value-type="float" office:value="106664" table:style-name="ce19">
            <text:p><text:s/>106,664<text:s/></text:p>
          </table:table-cell>
          <table:table-cell office:value-type="float" office:value="122792" table:style-name="ce19">
            <text:p><text:s/>122,792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中正</text:p>
          </table:table-cell>
          <table:table-cell office:value-type="float" office:value="31" table:style-name="ce4">
            <text:p><text:s/>31<text:s/></text:p>
          </table:table-cell>
          <table:table-cell office:value-type="float" office:value="31" table:style-name="ce15">
            <text:p><text:s/>31<text:s/></text:p>
          </table:table-cell>
          <table:table-cell office:value-type="float" office:value="583" table:style-name="ce19">
            <text:p><text:s/>583<text:s/></text:p>
          </table:table-cell>
          <table:table-cell office:value-type="float" office:value="583" table:style-name="ce19">
            <text:p><text:s/>583<text:s/></text:p>
          </table:table-cell>
          <table:table-cell office:value-type="float" office:value="65474" table:style-name="ce19">
            <text:p><text:s/>65,474<text:s/></text:p>
          </table:table-cell>
          <table:table-cell office:value-type="float" office:value="159000" table:style-name="ce19">
            <text:p><text:s/>159,000<text:s/></text:p>
          </table:table-cell>
          <table:table-cell office:value-type="float" office:value="75898" table:style-name="ce19">
            <text:p><text:s/>75,898<text:s/></text:p>
          </table:table-cell>
          <table:table-cell office:value-type="float" office:value="83102" table:style-name="ce19">
            <text:p><text:s/>83,102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大同</text:p>
          </table:table-cell>
          <table:table-cell office:value-type="float" office:value="25" table:style-name="ce4">
            <text:p><text:s/>25<text:s/>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522" table:style-name="ce19">
            <text:p><text:s/>522<text:s/></text:p>
          </table:table-cell>
          <table:table-cell office:value-type="float" office:value="521" table:style-name="ce19">
            <text:p><text:s/>521<text:s/></text:p>
          </table:table-cell>
          <table:table-cell office:value-type="float" office:value="51781" table:style-name="ce19">
            <text:p><text:s/>51,781<text:s/></text:p>
          </table:table-cell>
          <table:table-cell office:value-type="float" office:value="127625" table:style-name="ce19">
            <text:p><text:s/>127,625<text:s/></text:p>
          </table:table-cell>
          <table:table-cell office:value-type="float" office:value="62148" table:style-name="ce19">
            <text:p><text:s/>62,148<text:s/></text:p>
          </table:table-cell>
          <table:table-cell office:value-type="float" office:value="65477" table:style-name="ce19">
            <text:p><text:s/>65,477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萬華</text:p>
          </table:table-cell>
          <table:table-cell office:value-type="float" office:value="36" table:style-name="ce4">
            <text:p><text:s/>36<text:s/></text:p>
          </table:table-cell>
          <table:table-cell office:value-type="float" office:value="36" table:style-name="ce15">
            <text:p><text:s/>36<text:s/></text:p>
          </table:table-cell>
          <table:table-cell office:value-type="float" office:value="723" table:style-name="ce19">
            <text:p><text:s/>723<text:s/></text:p>
          </table:table-cell>
          <table:table-cell office:value-type="float" office:value="723" table:style-name="ce19">
            <text:p><text:s/>723<text:s/></text:p>
          </table:table-cell>
          <table:table-cell office:value-type="float" office:value="78770" table:style-name="ce19">
            <text:p><text:s/>78,770<text:s/></text:p>
          </table:table-cell>
          <table:table-cell office:value-type="float" office:value="189603" table:style-name="ce19">
            <text:p><text:s/>189,603<text:s/></text:p>
          </table:table-cell>
          <table:table-cell office:value-type="float" office:value="92969" table:style-name="ce19">
            <text:p><text:s/>92,969<text:s/></text:p>
          </table:table-cell>
          <table:table-cell office:value-type="float" office:value="96634" table:style-name="ce19">
            <text:p><text:s/>96,634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文山</text:p>
          </table:table-cell>
          <table:table-cell office:value-type="float" office:value="43" table:style-name="ce4">
            <text:p><text:s/>43<text:s/></text:p>
          </table:table-cell>
          <table:table-cell office:value-type="float" office:value="43" table:style-name="ce15">
            <text:p><text:s/>43<text:s/></text:p>
          </table:table-cell>
          <table:table-cell office:value-type="float" office:value="1006" table:style-name="ce19">
            <text:p><text:s/>1,006<text:s/></text:p>
          </table:table-cell>
          <table:table-cell office:value-type="float" office:value="1005" table:style-name="ce19">
            <text:p><text:s/>1,005<text:s/></text:p>
          </table:table-cell>
          <table:table-cell office:value-type="float" office:value="106640" table:style-name="ce19">
            <text:p><text:s/>106,640<text:s/></text:p>
          </table:table-cell>
          <table:table-cell office:value-type="float" office:value="273762" table:style-name="ce19">
            <text:p><text:s/>273,762<text:s/></text:p>
          </table:table-cell>
          <table:table-cell office:value-type="float" office:value="131145" table:style-name="ce19">
            <text:p><text:s/>131,145<text:s/></text:p>
          </table:table-cell>
          <table:table-cell office:value-type="float" office:value="142617" table:style-name="ce19">
            <text:p><text:s/>142,617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南港</text:p>
          </table:table-cell>
          <table:table-cell office:value-type="float" office:value="20" table:style-name="ce4">
            <text:p><text:s/>20<text:s/>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454" table:style-name="ce19">
            <text:p><text:s/>454<text:s/></text:p>
          </table:table-cell>
          <table:table-cell office:value-type="float" office:value="452" table:style-name="ce19">
            <text:p><text:s/>452<text:s/></text:p>
          </table:table-cell>
          <table:table-cell office:value-type="float" office:value="47386" table:style-name="ce19">
            <text:p><text:s/>47,386<text:s/></text:p>
          </table:table-cell>
          <table:table-cell office:value-type="float" office:value="121670" table:style-name="ce19">
            <text:p><text:s/>121,670<text:s/></text:p>
          </table:table-cell>
          <table:table-cell office:value-type="float" office:value="59439" table:style-name="ce19">
            <text:p><text:s/>59,439<text:s/></text:p>
          </table:table-cell>
          <table:table-cell office:value-type="float" office:value="62231" table:style-name="ce19">
            <text:p><text:s/>62,231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內湖</text:p>
          </table:table-cell>
          <table:table-cell office:value-type="float" office:value="39" table:style-name="ce4">
            <text:p><text:s/>39<text:s/>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906" table:style-name="ce19">
            <text:p><text:s/>906<text:s/></text:p>
          </table:table-cell>
          <table:table-cell office:value-type="float" office:value="906" table:style-name="ce19">
            <text:p><text:s/>906<text:s/></text:p>
          </table:table-cell>
          <table:table-cell office:value-type="float" office:value="108739" table:style-name="ce19">
            <text:p><text:s/>108,739<text:s/></text:p>
          </table:table-cell>
          <table:table-cell office:value-type="float" office:value="287429" table:style-name="ce19">
            <text:p><text:s/>287,429<text:s/></text:p>
          </table:table-cell>
          <table:table-cell office:value-type="float" office:value="137196" table:style-name="ce19">
            <text:p><text:s/>137,196<text:s/></text:p>
          </table:table-cell>
          <table:table-cell office:value-type="float" office:value="150233" table:style-name="ce19">
            <text:p><text:s/>150,233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士林</text:p>
          </table:table-cell>
          <table:table-cell office:value-type="float" office:value="51" table:style-name="ce4">
            <text:p><text:s/>51<text:s/></text:p>
          </table:table-cell>
          <table:table-cell office:value-type="float" office:value="51" table:style-name="ce15">
            <text:p><text:s/>51<text:s/></text:p>
          </table:table-cell>
          <table:table-cell office:value-type="float" office:value="996" table:style-name="ce19">
            <text:p><text:s/>996<text:s/></text:p>
          </table:table-cell>
          <table:table-cell office:value-type="float" office:value="995" table:style-name="ce19">
            <text:p><text:s/>995<text:s/></text:p>
          </table:table-cell>
          <table:table-cell office:value-type="float" office:value="107521" table:style-name="ce19">
            <text:p><text:s/>107,521<text:s/></text:p>
          </table:table-cell>
          <table:table-cell office:value-type="float" office:value="286544" table:style-name="ce19">
            <text:p><text:s/>286,544<text:s/></text:p>
          </table:table-cell>
          <table:table-cell office:value-type="float" office:value="138079" table:style-name="ce19">
            <text:p><text:s/>138,079<text:s/></text:p>
          </table:table-cell>
          <table:table-cell office:value-type="float" office:value="148465" table:style-name="ce19">
            <text:p><text:s/>148,465<text:s/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北投</text:p>
          </table:table-cell>
          <table:table-cell office:value-type="float" office:value="42" table:style-name="ce4">
            <text:p><text:s/>42<text:s/>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828" table:style-name="ce19">
            <text:p><text:s/>828<text:s/></text:p>
          </table:table-cell>
          <table:table-cell office:value-type="float" office:value="826" table:style-name="ce19">
            <text:p><text:s/>826<text:s/></text:p>
          </table:table-cell>
          <table:table-cell office:value-type="float" office:value="97382" table:style-name="ce19">
            <text:p><text:s/>97,382<text:s/></text:p>
          </table:table-cell>
          <table:table-cell office:value-type="float" office:value="255532" table:style-name="ce19">
            <text:p><text:s/>255,532<text:s/></text:p>
          </table:table-cell>
          <table:table-cell office:value-type="float" office:value="122980" table:style-name="ce19">
            <text:p><text:s/>122,980<text:s/></text:p>
          </table:table-cell>
          <table:table-cell office:value-type="float" office:value="132552" table:style-name="ce19">
            <text:p><text:s/>132,552<text:s/>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12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race</meta:initial-creator>
    <dc:creator>貴因 楊</dc:creator>
    <meta:creation-date>2009-02-04T06:06:23Z</meta:creation-date>
    <dc:date>2019-01-03T08:13:12Z</dc:date>
  </office:meta>
</office:document-meta>
</file>